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justify" style:justify-single-word="false" style:text-autospace="none">
        <style:tab-stops>
          <style:tab-stop style:position="17.482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 style:text-autospace="none">
        <style:tab-stops>
          <style:tab-stop style:position="17.482cm" style:type="right" style:leader-style="dotted" style:leader-text="."/>
        </style:tab-stops>
      </style:paragraph-properties>
      <style:text-properties style:font-name="Times New Roman CYR" fo:font-size="14pt" fo:language="ru" fo:country="RU" fo:font-weight="normal" style:font-size-asian="14pt" style:font-weight-asian="normal" style:font-name-complex="Times New Roman CYR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 style:text-autospace="none">
        <style:tab-stops>
          <style:tab-stop style:position="17.482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 style:text-autospace="none">
        <style:tab-stops>
          <style:tab-stop style:position="17.482cm" style:type="right" style:leader-style="dotted" style:leader-text="."/>
        </style:tab-stops>
      </style:paragraph-properties>
      <style:text-properties fo:language="en" fo:country="US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margin-top="0cm" fo:margin-bottom="0.21cm" fo:line-height="150%" fo:text-align="justify" style:justify-single-word="false" fo:orphans="2" fo:widows="2" fo:hyphenation-ladder-count="no-limit" fo:text-indent="1.251cm" style:auto-text-indent="false" style:writing-mode="lr-tb">
        <style:tab-stops>
          <style:tab-stop style:position="1.249cm"/>
        </style:tab-stops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</style:style>
    <style:style style:name="P1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size-complex="14pt"/>
    </style:style>
    <style:style style:name="P19" style:family="paragraph" style:parent-style-name="Heading_20_2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.9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.9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.9cm" style:auto-text-indent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.9cm" style:auto-text-indent="false" fo:padding="0cm" fo:border-left="none" fo:border-right="none" fo:border-top="none" fo:border-bottom="0.053cm solid #00000a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 fo:padding="0cm" fo:border-left="none" fo:border-right="none" fo:border-top="none" fo:border-bottom="0.053cm solid #00000a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center" style:justify-single-word="false" fo:padding="0cm" fo:border-left="none" fo:border-right="none" fo:border-top="none" fo:border-bottom="0.053cm solid #00000a"/>
      <style:text-properties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 fo:padding="0cm" fo:border-left="none" fo:border-right="none" fo:border-top="none" fo:border-bottom="0.053cm solid #00000a"/>
      <style:text-properties fo:font-variant="normal" fo:text-transform="none" fo:color="#212121" style:font-name="Times New Roman" fo:font-size="14pt" fo:letter-spacing="normal" fo:language="en" fo:country="US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9.604cm" style:auto-text-indent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6.985cm" fo:margin-right="0cm" fo:line-height="150%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writing-mode="lr-tb">
        <style:tab-stops>
          <style:tab-stop style:position="1.249cm"/>
        </style:tab-stops>
      </style:paragraph-properties>
      <style:text-properties fo:font-size="14pt" fo:language="ru" fo:country="RU" fo:font-weight="normal" style:font-size-asian="14pt" style:font-weight-asian="normal" style:font-size-complex="14pt" style:font-weight-complex="normal"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49cm"/>
        </style:tab-stops>
      </style:paragraph-properties>
      <style:text-properties fo:font-size="14pt" fo:language="ru" fo:country="RU" fo:font-weight="normal" style:font-size-asian="14pt" style:font-weight-asian="normal" style:font-size-complex="14pt" style:font-weight-complex="normal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49cm"/>
        </style:tab-stops>
      </style:paragraph-properties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/>
    </style:style>
    <style:style style:name="P32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3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Times New Roman" fo:font-size="14pt" style:font-size-asian="14pt" style:font-size-complex="14pt"/>
    </style:style>
    <style:style style:name="P36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37" style:family="paragraph" style:parent-style-name="Heading_20_1">
      <style:paragraph-properties fo:margin-left="0cm" fo:margin-right="0cm" fo:line-height="150%" fo:text-align="center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Text_20_body">
      <style:paragraph-properties fo:margin-left="0cm" fo:margin-right="0cm" fo:line-height="150%" fo:orphans="2" fo:widows="2" fo:text-indent="0cm" style:auto-text-indent="false" fo:padding-left="0.106cm" fo:padding-right="0.106cm" fo:padding-top="0.049cm" fo:padding-bottom="0.049cm" fo:border="0.002cm solid #eaecf0"/>
    </style:style>
    <style:style style:name="P42" style:family="paragraph" style:parent-style-name="Text_20_body">
      <style:paragraph-properties fo:margin-left="0cm" fo:margin-right="0cm" fo:margin-top="0cm" fo:margin-bottom="0.265cm" fo:line-height="150%" fo:orphans="2" fo:widows="2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.265cm" fo:line-height="150%" fo:orphans="2" fo:widows="2" fo:text-indent="0cm" style:auto-text-indent="false" fo:padding="0cm" fo:border="none"/>
    </style:style>
    <style:style style:name="P44" style:family="paragraph" style:parent-style-name="Preformatted_20_Text">
      <style:paragraph-properties fo:margin-left="0cm" fo:margin-right="0cm" fo:margin-top="0.529cm" fo:margin-bottom="0.529cm" fo:line-height="150%" fo:orphans="2" fo:widows="2" fo:text-indent="0cm" style:auto-text-indent="false" fo:background-color="#f8f8f8" fo:padding="0cm" fo:border="none">
        <style:background-image/>
      </style:paragraph-properties>
    </style:style>
    <style:style style:name="P45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46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47" style:family="paragraph" style:parent-style-name="дипломный_20_тест">
      <style:paragraph-properties fo:margin-left="0.318cm" fo:margin-right="0.037cm" fo:line-height="0.917cm" fo:text-indent="0cm" style:auto-text-indent="false"/>
      <style:text-properties fo:font-weight="normal" style:font-weight-asian="normal" style:font-weight-complex="normal"/>
    </style:style>
    <style:style style:name="P48" style:family="paragraph" style:parent-style-name="дипломный_20_тест">
      <style:paragraph-properties fo:margin-left="0cm" fo:margin-right="0.037cm" fo:line-height="0.917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</style:style>
    <style:style style:name="P53" style:family="paragraph" style:parent-style-name="Heading_20_1">
      <style:paragraph-properties fo:margin-left="0cm" fo:margin-right="0cm" fo:line-height="150%" fo:text-align="justify" style:justify-single-word="false" fo:text-indent="1.249cm" style:auto-text-indent="false"/>
    </style:style>
    <style:style style:name="P54" style:family="paragraph" style:parent-style-name="Quotations">
      <style:paragraph-properties fo:margin-left="2.482cm" fo:margin-right="1cm" fo:line-height="150%" fo:orphans="2" fo:widows="2" fo:text-indent="0cm" style:auto-text-indent="false" fo:background-color="#f8f9fa" fo:padding="0cm" fo:border="none">
        <style:background-image/>
      </style:paragraph-properties>
    </style:style>
    <style:style style:name="P55" style:family="paragraph" style:parent-style-name="Standard" style:master-page-name="Standard">
      <style:paragraph-properties fo:margin-left="0cm" fo:margin-right="0cm" fo:line-height="150%" fo:text-align="center" style:justify-single-word="false" fo:text-indent="0.9cm" style:auto-text-indent="false" style:page-number="auto"/>
      <style:text-properties fo:font-size="14pt" fo:letter-spacing="0.226cm" fo:font-weight="normal" style:font-size-asian="14pt" style:font-weight-asian="normal" style:font-size-complex="14pt" style:font-weight-complex="normal"/>
    </style:style>
    <style:style style:name="P56" style:family="paragraph" style:parent-style-name="Standard" style:master-page-name="Converted3">
      <style:paragraph-properties fo:line-height="150%" fo:text-align="center" style:justify-single-word="false" style:page-number="auto"/>
      <style:text-properties fo:font-size="14pt" fo:font-weight="normal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60" style:family="paragraph" style:parent-style-name="Standard" style:list-style-name="WWNum20" style:master-page-name="Converted4">
      <style:paragraph-properties fo:line-height="150%" fo:text-align="center" style:justify-single-word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 style:list-style-name="L9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bold"/>
    </style:style>
    <style:style style:name="P63" style:family="paragraph" style:parent-style-name="Text_20_body" style:list-style-name="L9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4" style:family="paragraph" style:parent-style-name="Text_20_body" style:list-style-name="L9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5" style:family="paragraph" style:parent-style-name="Text_20_body" style:list-style-name="L1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66" style:family="paragraph" style:parent-style-name="Text_20_body" style:list-style-name="L2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67" style:family="paragraph" style:parent-style-name="Text_20_body" style:list-style-name="L3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68" style:family="paragraph" style:parent-style-name="Text_20_body" style:list-style-name="L4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69" style:family="paragraph" style:parent-style-name="Text_20_body" style:list-style-name="L4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0" style:family="paragraph" style:parent-style-name="Text_20_body" style:list-style-name="L6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1" style:family="paragraph" style:parent-style-name="Text_20_body" style:list-style-name="L7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72" style:family="paragraph" style:parent-style-name="Text_20_body" style:list-style-name="L8">
      <style:paragraph-properties fo:margin-left="0cm" fo:margin-right="0cm" fo:margin-top="0cm" fo:margin-bottom="0.265cm" fo:line-height="150%" fo:orphans="2" fo:widows="2" fo:text-indent="0cm" style:auto-text-indent="false" fo:padding="0cm" fo:border="none"/>
    </style:style>
    <style:style style:name="P73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74" style:family="paragraph" style:parent-style-name="Text_20_body" style:list-style-name="L7">
      <style:paragraph-properties fo:margin-top="0cm" fo:margin-bottom="0cm" fo:line-height="150%" fo:orphans="2" fo:widows="2" fo:padding="0cm" fo:border="non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75" style:family="paragraph" style:parent-style-name="Text_20_body" style:list-style-name="L8">
      <style:paragraph-properties fo:margin-top="0cm" fo:margin-bottom="0.265cm" fo:line-height="150%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6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77" style:family="paragraph" style:parent-style-name="List_20_Paragraph" style:list-style-name="WWNum20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78" style:family="paragraph" style:parent-style-name="List_20_Paragraph" style:list-style-name="WWNum1">
      <style:paragraph-properties fo:margin-top="0cm" fo:margin-bottom="0.353cm"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9" style:family="paragraph" style:parent-style-name="List_20_Paragraph" style:list-style-name="WWNum20" style:master-page-name="Converted5">
      <style:paragraph-properties fo:line-height="150%" fo:text-align="center" style:justify-single-word="false" style:page-number="auto"/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80" style:family="paragraph" style:parent-style-name="List_20_Contents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81" style:family="paragraph" style:parent-style-name="List_20_Contents" style:list-style-name="L5">
      <style:paragraph-properties fo:margin-left="0cm" fo:margin-right="0cm" fo:margin-top="0cm" fo:margin-bottom="0.499cm" fo:line-height="150%" fo:orphans="2" fo:widows="2" fo:text-indent="0cm" style:auto-text-indent="false" fo:padding="0cm" fo:border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font-name="Times New Roman" fo:font-size="14pt" style:font-size-asian="14pt" style:font-size-complex="14pt"/>
    </style:style>
    <style:style style:name="T14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fo:font-weight="normal" fo:background-color="#f8f9fa" style:font-size-asian="14pt" style:font-size-complex="14pt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2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ize-complex="14pt"/>
    </style:style>
    <style:style style:name="T26" style:family="text">
      <style:text-properties fo:font-variant="normal" fo:text-transform="none" fo:color="#000000" style:font-name="Times New Roman" fo:font-size="14pt" fo:letter-spacing="normal" fo:language="en" fo:country="none" fo:font-style="italic" fo:font-weight="normal" style:font-size-asian="14pt" style:font-size-complex="14pt"/>
    </style:style>
    <style:style style:name="T27" style:family="text">
      <style:text-properties fo:font-variant="normal" fo:text-transform="none" fo:color="#000000" style:font-name="Times New Roman" fo:letter-spacing="normal" fo:font-style="normal"/>
    </style:style>
    <style:style style:name="T28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#ffffff" style:font-size-asian="14pt" style:font-size-complex="14pt"/>
    </style:style>
    <style:style style:name="T29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31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#ffffff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text-line-through-style="none" style:font-name="Times New Roman" fo:font-size="14pt" fo:letter-spacing="normal" fo:font-style="italic" style:text-underline-style="none" fo:font-weight="normal" style:text-blinking="false" style:font-size-asian="14pt" style:font-size-complex="14pt"/>
    </style:style>
    <style:style style:name="T33" style:family="text">
      <style:text-properties fo:font-variant="normal" fo:text-transform="none" fo:color="#000000" style:text-line-through-style="none" style:font-name="Times New Roman" fo:letter-spacing="normal" fo:font-style="normal" style:text-underline-style="none" style:text-blinking="false"/>
    </style:style>
    <style:style style:name="T34" style:family="text">
      <style:text-properties fo:font-variant="normal" fo:text-transform="none" fo:letter-spacing="normal" fo:font-style="normal"/>
    </style:style>
    <style:style style:name="T35" style:family="text">
      <style:text-properties fo:font-variant="normal" fo:text-transform="none" fo:letter-spacing="normal" fo:font-style="normal" fo:font-weight="normal"/>
    </style:style>
    <style:style style:name="T3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7" style:family="text">
      <style:text-properties fo:font-variant="normal" fo:text-transform="none" fo:letter-spacing="normal" fo:language="en" fo:country="US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T39" style:family="text">
      <style:text-properties fo:font-variant="normal" fo:text-transform="none" fo:color="#222222" fo:letter-spacing="normal" fo:font-style="normal"/>
    </style:style>
    <style:style style:name="T40" style:family="text">
      <style:text-properties fo:font-variant="normal" fo:text-transform="none" fo:color="#0b008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41" style:family="text">
      <style:text-properties fo:font-variant="normal" fo:text-transform="none" fo:color="#0b0080" style:text-line-through-style="none" fo:letter-spacing="normal" fo:font-style="normal" style:text-underline-style="none" style:text-blinking="false"/>
    </style:style>
    <style:style style:name="T42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weight-asian="normal" style:font-weight-complex="normal"/>
    </style:style>
    <style:style style:name="T43" style:family="text">
      <style:text-properties fo:font-variant="normal" fo:text-transform="none" style:text-line-through-style="none" fo:letter-spacing="normal" fo:font-style="normal" style:text-underline-style="none" style:text-blinking="false"/>
    </style:style>
    <style:style style:name="T44" style:family="text">
      <style:text-properties fo:font-variant="normal" fo:text-transform="none" fo:color="#8d1a38" style:font-name="Times New Roman" fo:font-size="14pt" fo:letter-spacing="normal" fo:font-style="normal" fo:font-weight="normal" fo:background-color="#ffffff" style:font-size-asian="14pt" style:font-size-complex="14pt"/>
    </style:style>
    <style:style style:name="T45" style:family="text">
      <style:text-properties fo:font-variant="normal" fo:text-transform="none" fo:color="#8d1a38" style:font-name="Times New Roman" fo:font-size="14pt" fo:letter-spacing="normal" fo:font-style="normal" fo:font-weight="normal" style:font-size-asian="14pt" style:font-size-complex="14pt"/>
    </style:style>
    <style:style style:name="T46" style:family="text">
      <style:text-properties fo:font-variant="normal" fo:text-transform="none" fo:color="#2e87ca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47" style:family="text">
      <style:text-properties fo:font-variant="normal" fo:text-transform="none" fo:color="#006621" fo:letter-spacing="normal" fo:font-style="normal"/>
    </style:style>
    <style:style style:name="T48" style:family="text">
      <style:text-properties fo:language="en" fo:country="US"/>
    </style:style>
    <style:style style:name="T49" style:family="text">
      <style:text-properties fo:language="ru" fo:country="RU"/>
    </style:style>
    <style:style style:name="T50" style:family="text">
      <style:text-properties style:font-name="Times New Roman"/>
    </style:style>
    <style:style style:name="T51" style:family="text">
      <style:text-properties style:font-name="Times New Roman" fo:font-size="14pt" fo:font-weight="normal" style:font-size-asian="14pt" style:font-weight-asian="normal" style:font-name-complex="Times New Roman CYR" style:font-size-complex="14pt" style:font-weight-complex="normal"/>
    </style:style>
    <style:style style:name="T52" style:family="text">
      <style:text-properties style:font-name="Times New Roman" fo:font-size="14pt" style:font-size-asian="14pt" style:font-size-complex="14pt"/>
    </style:style>
    <style:style style:name="T53" style:family="text">
      <style:text-properties fo:letter-spacing="0.004cm"/>
    </style:style>
    <style:style style:name="T54" style:family="text">
      <style:text-properties fo:letter-spacing="0.004cm" fo:language="en" fo:country="US"/>
    </style:style>
    <style:style style:name="T55" style:family="text">
      <style:text-properties fo:letter-spacing="0.004cm" fo:language="ru" fo:country="RU"/>
    </style:style>
    <style:style style:name="T56" style:family="text">
      <style:text-properties style:font-weight-complex="normal"/>
    </style:style>
    <style:style style:name="T57" style:family="text">
      <style:text-properties style:font-name="Times New Roman CYR" fo:font-size="14pt" fo:language="uk" fo:country="UA" style:font-size-asian="14pt" style:font-name-complex="Times New Roman CYR" style:font-size-complex="14pt"/>
    </style:style>
    <style:style style:name="T58" style:family="text">
      <style:text-properties style:font-name="Times New Roman CYR" fo:font-size="14pt" fo:language="uk" fo:country="UA" fo:font-weight="normal" style:font-size-asian="14pt" style:font-weight-asian="normal" style:font-name-complex="Times New Roman CYR" style:font-size-complex="14pt" style:font-weight-complex="normal"/>
    </style:style>
    <style:style style:name="T59" style:family="text">
      <style:text-properties style:font-name="Times New Roman CYR" fo:font-size="14pt" fo:language="ru" fo:country="RU" fo:font-weight="normal" style:font-size-asian="14pt" style:font-weight-asian="normal" style:font-name-complex="Times New Roman CYR" style:font-size-complex="14pt" style:font-weight-complex="normal"/>
    </style:style>
    <style:style style:name="T60" style:family="text">
      <style:text-properties style:font-name="Times New Roman CYR" fo:font-size="14pt" fo:language="en" fo:country="US" style:font-size-asian="14pt" style:font-name-complex="Times New Roman CYR" style:font-size-complex="14pt"/>
    </style:style>
    <style:style style:name="T61" style:family="text">
      <style:text-properties style:font-name="Times New Roman CYR" fo:font-size="14pt" fo:language="en" fo:country="US" fo:font-weight="normal" style:font-size-asian="14pt" style:font-weight-asian="normal" style:font-name-complex="Times New Roman CYR" style:font-size-complex="14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КОМПЬЮТЕРНАЯ АКАДЕМИЯ «ШАГ»</text:p>
      <text:p text:style-name="P20"/>
      <text:p text:style-name="P22"><text:span text:style-name="T1">Секция:</text:span><text:span text:style-name="T2"> <text:s/>Разработка программного обеспечения<text:tab/><text:tab/><text:tab/><text:tab/><text:tab/> </text:span></text:p>
      <text:p text:style-name="P20"/>
      <text:p text:style-name="P20"/>
      <text:p text:style-name="P20"/>
      <text:p text:style-name="P20"/>
      <text:p text:style-name="P21">ПОЯСНИТЕЛЬНАЯ ЗАПИСКА</text:p>
      <text:p text:style-name="P23">К КУРСОВОМУ ПРОЕКТУ ПО ТЕМЕ:</text:p>
      <text:p text:style-name="P24"/>
      <text:p text:style-name="P25"><text:span text:style-name="T2">Разработка </text:span><text:span text:style-name="T9">Telegram бота на </text:span><text:span text:style-name="T5">Java</text:span></text:p>
      <text:p text:style-name="P21">Тема <text:span text:style-name="T49">курсового</text:span> проекта на русском языке</text:p>
      <text:p text:style-name="P24"/>
      <text:p text:style-name="P26"><text:line-break/><text:span text:style-name="T50">Development of a Java telegram bot</text:span></text:p>
      <text:p text:style-name="P21">Тема курсового проекта на английском языке</text:p>
      <text:p text:style-name="P20"/>
      <text:p text:style-name="P20"/>
      <text:p text:style-name="P7"><text:span text:style-name="T1">СЛУШАТЕЛЬ <text:s text:c="8"/></text:span><text:span text:style-name="T4">27</text:span><text:span text:style-name="T8">ПР21</text:span><text:span text:style-name="T1">        </text:span><text:span text:style-name="T2">            </text:span><text:span text:style-name="T1">        Кошлатый Сергей Витальевич</text:span></text:p>
      <text:p text:style-name="P27"><text:span text:style-name="T1"><text:tab/><text:tab/><text:tab/></text:span><text:span text:style-name="T4">Koshlatuu Sergey</text:span></text:p>
      <text:p text:style-name="P28"/>
      <text:p text:style-name="P3"><text:span text:style-name="T11">РУКОВОДИТЕЛЬ ПРОЕКТА      </text:span><text:span text:style-name="T3">            </text:span><text:span text:style-name="T11">              </text:span><text:span text:style-name="T17">Колтунов Артем Константинович</text:span><text:span text:style-name="T13"> </text:span></text:p>
      <text:p text:style-name="P5"/>
      <text:p text:style-name="P5"/>
      <text:p text:style-name="P5"/>
      <text:p text:style-name="P7"><text:span text:style-name="T1">ДИРЕКТОР ХФ КА «ШАГ»</text:span><text:span text:style-name="T2"><text:tab/>Канд. техн. наук, доцент<text:tab/> Макушенко Т.В.<text:tab/></text:span></text:p>
      <text:p text:style-name="P5"/>
      <text:p text:style-name="P5"/>
      <text:p text:style-name="P2">Харьков <text:span text:style-name="T48">2018г.</text:span></text:p>
      <text:p text:style-name="P2"/>
      <text:p text:style-name="P2"/>
      <text:p text:style-name="P2"><text:soft-page-break/></text:p>
      <text:p text:style-name="P2"/>
      <text:p text:style-name="P2"/>
      <text:h text:style-name="P46" text:outline-level="1"><text:s/>Содержание</text:h>
      <text:p text:style-name="P4"><text:a xlink:type="simple" xlink:href="#__RefHeading___Toc171413913" text:style-name="Internet_20_link" text:visited-style-name="Visited_20_Internet_20_Link"><text:span text:style-name="T58">АННОТАЦИЯ<text:tab/></text:span></text:a><text:span text:style-name="T59">3</text:span></text:p>
      <text:p text:style-name="P4"><text:a xlink:type="simple" xlink:href="#__RefHeading___Toc171413914" text:style-name="Internet_20_link" text:visited-style-name="Visited_20_Internet_20_Link"><text:span text:style-name="T58">ВВЕДЕНИЕ<text:tab/></text:span></text:a><text:span text:style-name="T59">4</text:span></text:p>
      <text:p text:style-name="P4"><text:a xlink:type="simple" xlink:href="#__RefHeading___Toc171413915" text:style-name="Internet_20_link" text:visited-style-name="Visited_20_Internet_20_Link"><text:span text:style-name="T59">1 </text:span></text:a><text:span text:style-name="T59">Знакомство с технологиями …............................................</text:span><text:span text:style-name="T61">........................................</text:span><text:span text:style-name="T59">5</text:span></text:p>
      <text:p text:style-name="P9"><text:span text:style-name="T51">2 </text:span><text:span text:style-name="T22">Знакомство с программой Telegram и библиотекой для создания собственных ботов................................................................................................................................</text:span><text:span text:style-name="T16">10</text:span><text:span text:style-name="T12">3 Описание функционала бота.....................................................................................17</text:span></text:p>
      <text:p text:style-name="P8"><text:span text:style-name="T57"><text:s/>ЗАКЛЮЧЕНИЕ……………………………………………………...................……..</text:span><text:span text:style-name="T60">18</text:span></text:p>
      <text:p text:style-name="P6">СПИСОК ИСПОЛЬЗОВАНОЙ ЛИТРАТУРЫ............................................................<text:span text:style-name="T48">19</text:span></text:p>
      <text:p text:style-name="P56">АННОТАЦИЯ</text:p>
      <text:p text:style-name="P12"><text:span text:style-name="T1">Объектом исследования являются </text:span><text:span text:style-name="T8">боты для программы Telegram.</text:span></text:p>
      <text:p text:style-name="P10">Цель работы – Разработать своего бота.</text:p>
      <text:p text:style-name="P10">Результатом проделанной работы является разработанный бот со следующим функционалом:</text:p>
      <text:list xml:id="list5857427753199989789" text:style-name="WWNum1">
        <text:list-item>
          <text:p text:style-name="P78">Бот должен быть доступен в программе Telegram;</text:p>
        </text:list-item>
        <text:list-item>
          <text:p text:style-name="P78">Команда старт начинающая работу бота;</text:p>
        </text:list-item>
        <text:list-item>
          <text:p text:style-name="P78">Бот должен играть с пользователем в игру «Камень, ножницы, бумага»;</text:p>
        </text:list-item>
        <text:list-item>
          <text:p text:style-name="P78">Бот не должен всегда выигрывать а выкидывать всегда разные комбинации;</text:p>
        </text:list-item>
      </text:list>
      <text:p text:style-name="P10">Данное приложение рекомендуется запускать на домашних ПК и пользоваться на телефоне в программе Telegram с целью весело провести время .</text:p>
      <text:p text:style-name="P10">Пояснительная записка к курсовому проекту содержит __ страницы, _ разделов, 5 источников информации.</text:p>
      <text:p text:style-name="P15">ВВЕДЕНИЕ</text:p>
      <text:p text:style-name="P11"/>
      <text:p text:style-name="P12"><text:span text:style-name="T1">Название курсового проекта – «</text:span><text:span text:style-name="T5">Разработка </text:span><text:span text:style-name="T9">Telegram бота на </text:span><text:span text:style-name="T5">Java</text:span><text:span text:style-name="T1">».</text:span></text:p>
      <text:p text:style-name="P10">Целью данной работы является развитие навыков в самостоятельной разработке программного обеспечения.</text:p>
      <text:p text:style-name="P12"><text:span text:style-name="T1">На данный момент на рынке существует огромное количество </text:span><text:span text:style-name="T8">ботов для программы Telegram</text:span><text:span text:style-name="T1">. </text:span><text:span text:style-name="T8">Некоторые из них представляют из себя очень сложную структуру общения с пользователем, некоторые наоборот</text:span><text:span text:style-name="T1">. В свою очередь, я бы хотел создать довольно таки простого бота, но сделать его играбельным и максимально проработать все нюансы в нём. </text:span></text:p>
      <text:p text:style-name="P13"><text:span text:style-name="T11">В качестве языка программирования был использован <text:s/></text:span><text:span text:style-name="T6">Java</text:span><text:span text:style-name="T7">. </text:span><text:span text:style-name="T10">Созданные с помощью J</text:span><text:span text:style-name="T6">ava </text:span><text:span text:style-name="T10">приложения </text:span><text:span text:style-name="T23">могут работать на любой компьютерной архитектуре, с помощью </text:span><text:a xlink:type="simple" xlink:href="https://ru.wikipedia.org/wiki/Java_Virtual_Machine" text:style-name="Internet_20_link" text:visited-style-name="Visited_20_Internet_20_Link"><text:span text:style-name="T28">виртуальной Java-машины</text:span></text:a><text:span text:style-name="T23">.</text:span><text:span text:style-name="T15"> </text:span><text:span text:style-name="T10"><text:s/></text:span></text:p>
      <text:p text:style-name="P58"/>
      <text:p text:style-name="P30"/>
      <text:p text:style-name="P29"/>
      <text:p text:style-name="P31"/>
      <text:p text:style-name="P10">Разработанное приложение является полностью работоспособным и готово к использованию <text:span text:style-name="T49">в программе Telegram </text:span>в качестве развлечения.</text:p>
      <text:p text:style-name="P10"/>
      <text:list xml:id="list1423885469913221114" text:style-name="WWNum20">
        <text:list-item>
          <text:list>
            <text:list-item>
              <text:p text:style-name="P60">Знакомство с технологиями </text:p>
            </text:list-item>
          </text:list>
        </text:list-item>
      </text:list>
      <text:p text:style-name="P11"/>
      <text:p text:style-name="P13"><text:span text:style-name="T20">Java</text:span><text:span text:style-name="T29"> </text:span><text:span text:style-name="T24">— </text:span><text:span text:style-name="T18">сильно типизированный </text:span><text:a xlink:type="simple" xlink:href="https://ru.wikipedia.org/wiki/Объектно-ориентированный_язык_программирования" text:style-name="Internet_20_link" text:visited-style-name="Visited_20_Internet_20_Link"><text:span text:style-name="T31">объектно-ориентированный язык программирования</text:span></text:a><text:span text:style-name="T18">, разработанный компанией </text:span><text:a xlink:type="simple" xlink:href="https://ru.wikipedia.org/wiki/Sun_Microsystems" text:style-name="Internet_20_link" text:visited-style-name="Visited_20_Internet_20_Link"><text:span text:style-name="T31">Sun Microsystems</text:span></text:a><text:span text:style-name="T24"> </text:span><text:span text:style-name="T18">(в последующем приобретённой компанией </text:span><text:a xlink:type="simple" xlink:href="https://ru.wikipedia.org/wiki/Oracle" text:style-name="Internet_20_link" text:visited-style-name="Visited_20_Internet_20_Link"><text:span text:style-name="T31">Oracle</text:span></text:a><text:span text:style-name="T18">). Приложения Java обычно </text:span><text:a xlink:type="simple" xlink:href="https://ru.wikipedia.org/wiki/Транслятор" text:style-name="Internet_20_link" text:visited-style-name="Visited_20_Internet_20_Link"><text:span text:style-name="T31">транслируются</text:span></text:a><text:span text:style-name="T24"> </text:span><text:span text:style-name="T18">в специальный </text:span><text:a xlink:type="simple" xlink:href="https://ru.wikipedia.org/wiki/Байт-код" text:style-name="Internet_20_link" text:visited-style-name="Visited_20_Internet_20_Link"><text:span text:style-name="T31">байт-код</text:span></text:a><text:span text:style-name="T18">, поэтому они могут работать на любой компьютерной архитектуре, с помощью </text:span><text:a xlink:type="simple" xlink:href="https://ru.wikipedia.org/wiki/Java_Virtual_Machine" text:style-name="Internet_20_link" text:visited-style-name="Visited_20_Internet_20_Link"><text:span text:style-name="T31">виртуальной Java-машины</text:span></text:a><text:span text:style-name="T18">. Дата официального выпуска — 23 мая 1995 года.</text:span><text:span text:style-name="T14"> </text:span></text:p>
      <text:p text:style-name="P13"><text:span text:style-name="T18">Изначально язык назывался Oak («Дуб»), разрабатывался </text:span><text:a xlink:type="simple" xlink:href="https://ru.wikipedia.org/wiki/Гослинг,_Джеймс" text:style-name="Internet_20_link" text:visited-style-name="Visited_20_Internet_20_Link"><text:span text:style-name="T31">Джеймсом Гослингом</text:span></text:a><text:span text:style-name="T24"> </text:span><text:span text:style-name="T18">для программирования бытовых электронных устройств. Впоследствии он был переименован в Java и стал использоваться для написания клиентских приложений и </text:span><text:a xlink:type="simple" xlink:href="https://ru.wikipedia.org/wiki/Сервер_(программное_обеспечение)" text:style-name="Internet_20_link" text:visited-style-name="Visited_20_Internet_20_Link"><text:span text:style-name="T31">серверного</text:span></text:a><text:span text:style-name="T24"> </text:span><text:span text:style-name="T18">программного обеспечения. Назван в честь марки </text:span><text:a xlink:type="simple" xlink:href="https://ru.wikipedia.org/wiki/Кофе" text:style-name="Internet_20_link" text:visited-style-name="Visited_20_Internet_20_Link"><text:span text:style-name="T31">кофе</text:span></text:a><text:span text:style-name="T24"> </text:span><text:span text:style-name="T18">Java, которая, в свою очередь, получила наименование одноимённого острова (</text:span><text:a xlink:type="simple" xlink:href="https://ru.wikipedia.org/wiki/Ява" text:style-name="Internet_20_link" text:visited-style-name="Visited_20_Internet_20_Link"><text:span text:style-name="T31">Ява</text:span></text:a><text:span text:style-name="T18">), поэтому на официальной эмблеме языка изображена чашка с горячим кофе. Существует и другая версия происхождения названия языка, связанная с </text:span><text:a xlink:type="simple" xlink:href="https://ru.wikipedia.org/wiki/Аллюзия" text:style-name="Internet_20_link" text:visited-style-name="Visited_20_Internet_20_Link"><text:span text:style-name="T31">аллюзией</text:span></text:a><text:span text:style-name="T24"> </text:span><text:span text:style-name="T18">на кофе-машину как пример бытового устройства, для программирования которого изначально язык создавался. В соответствии с этимологией в русскоязычной литературе с конца двадцатого и до первых лет двадцать первого века название языка нередко переводилось как Ява, а не транскрибировалось, как это стало общепринятым позднее.</text:span><text:span text:style-name="T14"> </text:span></text:p>
      <text:p text:style-name="P16"><text:span text:style-name="T18">Программы на Java </text:span><text:a xlink:type="simple" xlink:href="https://ru.wikipedia.org/wiki/Транслятор" text:style-name="Internet_20_link" text:visited-style-name="Visited_20_Internet_20_Link"><text:span text:style-name="T29">транслируются</text:span></text:a><text:span text:style-name="T18"> в </text:span><text:a xlink:type="simple" xlink:href="https://ru.wikipedia.org/wiki/Байт-код_Java" text:style-name="Internet_20_link" text:visited-style-name="Visited_20_Internet_20_Link"><text:span text:style-name="T29">байт-код Java</text:span></text:a><text:span text:style-name="T18">, выполняемый </text:span><text:a xlink:type="simple" xlink:href="https://ru.wikipedia.org/wiki/Java_Virtual_Machine" text:style-name="Internet_20_link" text:visited-style-name="Visited_20_Internet_20_Link"><text:span text:style-name="T29">виртуальной машиной Java</text:span></text:a><text:span text:style-name="T18"> (JVM) — программой, обрабатывающей байтовый код и передающей инструкции оборудованию как </text:span><text:a xlink:type="simple" xlink:href="https://ru.wikipedia.org/wiki/Интерпретатор" text:style-name="Internet_20_link" text:visited-style-name="Visited_20_Internet_20_Link"><text:span text:style-name="T29">интерпретатор</text:span></text:a><text:span text:style-name="T18">.</text:span></text:p>
      <text:p text:style-name="P36"><text:span text:style-name="T17">Достоинством подобного способа выполнения программ является полная независимость байт-кода от </text:span><text:a xlink:type="simple" xlink:href="https://ru.wikipedia.org/wiki/Операционная_система" text:style-name="Internet_20_link" text:visited-style-name="Visited_20_Internet_20_Link"><text:span text:style-name="T30">операционной системы</text:span></text:a><text:span text:style-name="T17"> и </text:span><text:a xlink:type="simple" xlink:href="https://ru.wikipedia.org/wiki/Аппаратная_платформа" text:style-name="Internet_20_link" text:visited-style-name="Visited_20_Internet_20_Link"><text:span text:style-name="T30">оборудования</text:span></text:a><text:span text:style-name="T17">, что позволяет выполнять Java-приложения на любом устройстве, для которого существует соответствующая виртуальная машина. Другой важной особенностью технологии Java является гибкая система безопасности, в рамках которой исполнение программы полностью контролируется виртуальной машиной. Любые операции, которые превышают установленные полномочия программы (например, попытка </text:span><text:soft-page-break/><text:span text:style-name="T17">несанкционированного доступа к данным или соединения с другим компьютером), вызывают немедленное прерывание.</text:span></text:p>
      <text:p text:style-name="P34">Часто к недостаткам концепции виртуальной машины относят снижение производительности. Ряд усовершенствований несколько увеличил скорость выполнения программ на Java:</text:p>
      <text:list xml:id="list1922605248205477218" text:style-name="L1">
        <text:list-item>
          <text:p text:style-name="P65"><text:span text:style-name="T17">применение технологии трансляции байт-кода в машинный код непосредственно во время работы программы (</text:span><text:a xlink:type="simple" xlink:href="https://ru.wikipedia.org/wiki/JIT" text:style-name="Internet_20_link" text:visited-style-name="Visited_20_Internet_20_Link"><text:span text:style-name="T30">JIT</text:span></text:a><text:span text:style-name="T17">-технология) с возможностью сохранения версий класса в машинном коде,</text:span></text:p>
        </text:list-item>
        <text:list-item>
          <text:p text:style-name="P65"><text:span text:style-name="T17">широкое использование </text:span><text:a xlink:type="simple" xlink:href="https://ru.wikipedia.org/wiki/Платформенно-ориентированный_код" text:style-name="Internet_20_link" text:visited-style-name="Visited_20_Internet_20_Link"><text:span text:style-name="T30">платформенно-ориентированного кода</text:span></text:a><text:span text:style-name="T17"> (native-код) в стандартных библиотеках,</text:span></text:p>
        </text:list-item>
        <text:list-item>
          <text:p text:style-name="P65"><text:span text:style-name="T17">аппаратные средства, обеспечивающие ускоренную обработку байт-кода (например, технология </text:span><text:a xlink:type="simple" xlink:href="https://ru.wikipedia.org/wiki/Jazelle" text:style-name="Internet_20_link" text:visited-style-name="Visited_20_Internet_20_Link"><text:span text:style-name="T30">Jazelle</text:span></text:a><text:span text:style-name="T17">, поддерживаемая некоторыми процессорами </text:span><text:a xlink:type="simple" xlink:href="https://ru.wikipedia.org/wiki/ARM_(архитектура)" text:style-name="Internet_20_link" text:visited-style-name="Visited_20_Internet_20_Link"><text:span text:style-name="T30">архитектуры ARM</text:span></text:a><text:span text:style-name="T17">).</text:span></text:p>
        </text:list-item>
      </text:list>
      <text:p text:style-name="P36"><text:span text:style-name="T17">По данным сайта shootout.alioth.debian.org, для семи разных задач время выполнения на Java составляет в среднем в полтора-два раза больше, чем для C/C++, в некоторых случаях Java быстрее, а в отдельных случаях в 7 раз медленнее. С другой стороны, для большинства из них потребление памяти Java-машиной было в 10—30 раз больше, чем программой на C/C++. Также примечательно исследование, проведённое компанией </text:span><text:a xlink:type="simple" xlink:href="https://ru.wikipedia.org/wiki/Google_(компания)" text:style-name="Internet_20_link" text:visited-style-name="Visited_20_Internet_20_Link"><text:span text:style-name="T30">Google</text:span></text:a><text:span text:style-name="T17">, согласно которому отмечается существенно более низкая производительность и бо́льшее потребление памяти в тестовых примерах на Java в сравнении с аналогичными программами на </text:span><text:bookmark text:name="cite_ref-14"/><text:a xlink:type="simple" xlink:href="https://ru.wikipedia.org/wiki/C%2B%2B" text:style-name="Internet_20_link" text:visited-style-name="Visited_20_Internet_20_Link"><text:span text:style-name="T30">C+</text:span></text:a><text:bookmark text:name="cite_ref-15"/><text:bookmark text:name="cite_ref-13"/><text:a xlink:type="simple" xlink:href="https://ru.wikipedia.org/wiki/C%2B%2B" text:style-name="Internet_20_link" text:visited-style-name="Visited_20_Internet_20_Link"><text:span text:style-name="T30">+</text:span></text:a><text:span text:style-name="T17">.</text:span></text:p>
      <text:p text:style-name="P36"><text:span text:style-name="T17">Идеи, заложенные в концепцию и различные реализации среды виртуальной машины Java, вдохновили множество энтузиастов на расширение перечня языков, которые могли бы быть использованы для создания программ, исполняемых на виртуальной машине. Эти идеи нашли также выражение в спецификации общеязыковой инфраструктуры </text:span><text:a xlink:type="simple" xlink:href="https://ru.wikipedia.org/wiki/Common_Language_Infrastructure" text:style-name="Internet_20_link" text:visited-style-name="Visited_20_Internet_20_Link"><text:span text:style-name="T30">CLI</text:span></text:a><text:span text:style-name="T17">, заложенной в основу платформы </text:span><text:a xlink:type="simple" xlink:href="https://ru.wikipedia.org/wiki/.NET_Framework" text:style-name="Internet_20_link" text:visited-style-name="Visited_20_Internet_20_Link"><text:span text:style-name="T30">.NET</text:span></text:a><text:span text:style-name="T17"> компанией </text:span><text:a xlink:type="simple" xlink:href="https://ru.wikipedia.org/wiki/Microsoft" text:style-name="Internet_20_link" text:visited-style-name="Visited_20_Internet_20_Link"><text:span text:style-name="T30">Microsoft</text:span></text:a><text:span text:style-name="T17">.</text:span></text:p>
      <text:p text:style-name="P17">Внутри Java существует несколько основных семейств технологий:</text:p>
      <text:list xml:id="list1607636986223701130" text:style-name="L2">
        <text:list-item>
          <text:p text:style-name="P66"><text:soft-page-break/><text:a xlink:type="simple" xlink:href="https://ru.wikipedia.org/wiki/Java_SE" text:style-name="Internet_20_link" text:visited-style-name="Visited_20_Internet_20_Link"><text:span text:style-name="T30">Java SE</text:span></text:a><text:span text:style-name="T17"> — Java Standard Edition, основное издание Java, содержит компиляторы, API, </text:span><text:a xlink:type="simple" xlink:href="https://ru.wikipedia.org/wiki/Java_Runtime_Environment" text:style-name="Internet_20_link" text:visited-style-name="Visited_20_Internet_20_Link"><text:span text:style-name="T30">Java Runtime Environment</text:span></text:a><text:span text:style-name="T17">; подходит для создания пользовательских приложений, в первую очередь — для настольных систем.</text:span></text:p>
        </text:list-item>
        <text:list-item>
          <text:p text:style-name="P66"><text:a xlink:type="simple" xlink:href="https://ru.wikipedia.org/wiki/Java_EE" text:style-name="Internet_20_link" text:visited-style-name="Visited_20_Internet_20_Link"><text:span text:style-name="T30">Java EE</text:span></text:a><text:span text:style-name="T17"> — Java Enterprise Edition, представляет собой набор спецификаций для создания программного обеспечения уровня предприятия.</text:span></text:p>
        </text:list-item>
        <text:list-item>
          <text:p text:style-name="P66"><text:a xlink:type="simple" xlink:href="https://ru.wikipedia.org/wiki/Java_ME" text:style-name="Internet_20_link" text:visited-style-name="Visited_20_Internet_20_Link"><text:span text:style-name="T30">Java ME</text:span></text:a><text:span text:style-name="T17"> — Java Micro Edition, создана для использования в устройствах, ограниченных по вычислительной мощности, например, в </text:span><text:a xlink:type="simple" xlink:href="https://ru.wikipedia.org/wiki/Мобильный_телефон" text:style-name="Internet_20_link" text:visited-style-name="Visited_20_Internet_20_Link"><text:span text:style-name="T30">мобильных телефонах</text:span></text:a><text:span text:style-name="T17">, </text:span><text:a xlink:type="simple" xlink:href="https://ru.wikipedia.org/wiki/Карманный_персональный_компьютер" text:style-name="Internet_20_link" text:visited-style-name="Visited_20_Internet_20_Link"><text:span text:style-name="T30">КПК</text:span></text:a><text:span text:style-name="T17">, встроенных системах;</text:span></text:p>
        </text:list-item>
        <text:list-item>
          <text:p text:style-name="P66"><text:a xlink:type="simple" xlink:href="https://ru.wikipedia.org/wiki/Java_Card" text:style-name="Internet_20_link" text:visited-style-name="Visited_20_Internet_20_Link"><text:span text:style-name="T30">Java Card</text:span></text:a><text:span text:style-name="T17"> — технология предоставляет безопасную среду для приложений, работающих на смарт-картах и других устройствах с очень ограниченным объёмом памяти и возможностями обработки.</text:span></text:p>
        </text:list-item>
      </text:list>
      <text:p text:style-name="P16"><text:span text:style-name="T18">Компанией </text:span><text:a xlink:type="simple" xlink:href="https://ru.wikipedia.org/wiki/Microsoft" text:style-name="Internet_20_link" text:visited-style-name="Visited_20_Internet_20_Link"><text:span text:style-name="T29">Microsoft</text:span></text:a><text:span text:style-name="T18"> была разработана собственная реализация </text:span><text:a xlink:type="simple" xlink:href="https://ru.wikipedia.org/wiki/JVM" text:style-name="Internet_20_link" text:visited-style-name="Visited_20_Internet_20_Link"><text:span text:style-name="T29">JVM</text:span></text:a><text:span text:style-name="T18"> (MSJVM), включавшаяся в состав различных </text:span><text:a xlink:type="simple" xlink:href="https://ru.wikipedia.org/wiki/Операционная_система" text:style-name="Internet_20_link" text:visited-style-name="Visited_20_Internet_20_Link"><text:span text:style-name="T29">операционных систем</text:span></text:a><text:span text:style-name="T18">, начиная с </text:span><text:a xlink:type="simple" xlink:href="https://ru.wikipedia.org/wiki/Windows_98" text:style-name="Internet_20_link" text:visited-style-name="Visited_20_Internet_20_Link"><text:span text:style-name="T29">Windows 98</text:span></text:a><text:span text:style-name="T18"> (также входила в Internet Explorer от версии 3 и выше, что позволяло использовать MSJVM (Microsoft java virtual machine) в ОС Windows 95 и Windows NT 4 после установки IE3+ на данные ОС).</text:span></text:p>
      <text:p text:style-name="P34">MSJVM имела существенные отличия от Sun Java, во многом ломающие основополагающую концепцию переносимости программ между разными платформами:</text:p>
      <text:list xml:id="list767196256118043826" text:style-name="L3">
        <text:list-item>
          <text:p text:style-name="P67"><text:span text:style-name="T17">отсутствие поддержки </text:span><text:a xlink:type="simple" xlink:href="https://ru.wikipedia.org/wiki/Интерфейс_программирования_приложений" text:style-name="Internet_20_link" text:visited-style-name="Visited_20_Internet_20_Link"><text:span text:style-name="T30">программного интерфейса</text:span></text:a><text:span text:style-name="T17"> </text:span><text:a xlink:type="simple" xlink:href="https://ru.wikipedia.org/wiki/Remote_Procedure_Call" text:style-name="Internet_20_link" text:visited-style-name="Visited_20_Internet_20_Link"><text:span text:style-name="T30">вызова удаленных методов</text:span></text:a><text:span text:style-name="T17"> (</text:span><text:a xlink:type="simple" xlink:href="https://ru.wikipedia.org/wiki/RMI" text:style-name="Internet_20_link" text:visited-style-name="Visited_20_Internet_20_Link"><text:span text:style-name="T30">RMI</text:span></text:a><text:span text:style-name="T17">);</text:span></text:p>
        </text:list-item>
        <text:list-item>
          <text:p text:style-name="P67"><text:span text:style-name="T17">отсутствие поддержки технологии </text:span><text:a xlink:type="simple" xlink:href="https://ru.wikipedia.org/wiki/JNI" text:style-name="Internet_20_link" text:visited-style-name="Visited_20_Internet_20_Link"><text:span text:style-name="T30">JNI</text:span></text:a><text:span text:style-name="T17">;</text:span></text:p>
        </text:list-item>
        <text:list-item>
          <text:p text:style-name="P67"><text:span text:style-name="T17">наличие нестандартных расширений, таких, как средства интеграции Java и </text:span><text:a xlink:type="simple" xlink:href="https://ru.wikipedia.org/wiki/DCOM" text:style-name="Internet_20_link" text:visited-style-name="Visited_20_Internet_20_Link"><text:span text:style-name="T30">DCOM</text:span></text:a><text:span text:style-name="T17">, работающих только на платформе Windows.</text:span></text:p>
        </text:list-item>
      </text:list>
      <text:p text:style-name="P35"><text:span text:style-name="T35">Тесная интеграция Java с DCOM и Win32 поставила под вопрос кроссплатформенную парадигму языка. Впоследствии это явилось поводом для судебных исков со стороны Sun Microsystems к Microsoft. Суд принял сторону компании Sun Microsystems. В конечном счёте между двумя компаниями была достигнута договорённость о возможности продления срока официальной поддержки пользователей нестандартной Microsoft JVM до конца 2007 года</text:span><text:span text:style-name="T35">.</text:span></text:p>
      <text:p text:style-name="P36"><text:soft-page-break/><text:span text:style-name="T17">В 2005 году компанией Microsoft для платформы </text:span><text:a xlink:type="simple" xlink:href="https://ru.wikipedia.org/wiki/.NET_Framework" text:style-name="Internet_20_link" text:visited-style-name="Visited_20_Internet_20_Link"><text:span text:style-name="T30">.NET</text:span></text:a><text:span text:style-name="T17"> был представлен Java-подобный язык </text:span><text:a xlink:type="simple" xlink:href="https://ru.wikipedia.org/wiki/Visual_J_Sharp" text:style-name="Internet_20_link" text:visited-style-name="Visited_20_Internet_20_Link"><text:span text:style-name="T30">J#</text:span></text:a><text:span text:style-name="T17">, не соответствующий официальной спецификации языка Java и исключённый впоследствии из стандартного инструментария разработчика </text:span><text:a xlink:type="simple" xlink:href="https://ru.wikipedia.org/wiki/Microsoft_Visual_Studio" text:style-name="Internet_20_link" text:visited-style-name="Visited_20_Internet_20_Link"><text:span text:style-name="T30">Microsoft Visual Studio</text:span></text:a><text:span text:style-name="T17">, начиная с Visual Studio 2008.</text:span></text:p>
      <text:p text:style-name="P18"><text:span text:style-name="T36">Следующие успешные проекты реализованы с привлечением Java (</text:span><text:a xlink:type="simple" xlink:href="https://ru.wikipedia.org/wiki/J2EE" text:style-name="Internet_20_link" text:visited-style-name="Visited_20_Internet_20_Link"><text:span text:style-name="T42">J2EE</text:span></text:a><text:span text:style-name="T36">) технологий: </text:span><text:a xlink:type="simple" xlink:href="https://ru.wikipedia.org/wiki/RuneScape" text:style-name="Internet_20_link" text:visited-style-name="Visited_20_Internet_20_Link"><text:span text:style-name="T42">RuneScape</text:span></text:a><text:span text:style-name="T36">, </text:span><text:a xlink:type="simple" xlink:href="https://ru.wikipedia.org/wiki/Amazon" text:style-name="Internet_20_link" text:visited-style-name="Visited_20_Internet_20_Link"><text:span text:style-name="T42">Amazon</text:span></text:a><text:span text:style-name="T36">, </text:span><text:a xlink:type="simple" xlink:href="https://ru.wikipedia.org/wiki/EBay" text:style-name="Internet_20_link" text:visited-style-name="Visited_20_Internet_20_Link"><text:span text:style-name="T42">eBay</text:span></text:a><text:span text:style-name="T36">, </text:span><text:a xlink:type="simple" xlink:href="https://ru.wikipedia.org/wiki/LinkedIn" text:style-name="Internet_20_link" text:visited-style-name="Visited_20_Internet_20_Link"><text:span text:style-name="T42">LinkedIn</text:span></text:a><text:span text:style-name="T36">, </text:span><text:a xlink:type="simple" xlink:href="https://ru.wikipedia.org/wiki/Yahoo!" text:style-name="Internet_20_link" text:visited-style-name="Visited_20_Internet_20_Link"><text:span text:style-name="T42">Yahoo!</text:span></text:a><text:span text:style-name="T36">.</text:span></text:p>
      <text:p text:style-name="P36"><text:span text:style-name="T17">Следующие компании в основном фокусируются на Java (</text:span><text:a xlink:type="simple" xlink:href="https://ru.wikipedia.org/wiki/J2EE" text:style-name="Internet_20_link" text:visited-style-name="Visited_20_Internet_20_Link"><text:span text:style-name="T30">J2EE</text:span></text:a><text:span text:style-name="T17">) технологиях: </text:span><text:a xlink:type="simple" xlink:href="https://ru.wikipedia.org/wiki/SAP" text:style-name="Internet_20_link" text:visited-style-name="Visited_20_Internet_20_Link"><text:span text:style-name="T30">SAP</text:span></text:a><text:span text:style-name="T17">, </text:span><text:a xlink:type="simple" xlink:href="https://ru.wikipedia.org/wiki/IBM" text:style-name="Internet_20_link" text:visited-style-name="Visited_20_Internet_20_Link"><text:span text:style-name="T30">IBM</text:span></text:a><text:span text:style-name="T17">, </text:span><text:a xlink:type="simple" xlink:href="https://ru.wikipedia.org/wiki/Oracle" text:style-name="Internet_20_link" text:visited-style-name="Visited_20_Internet_20_Link"><text:span text:style-name="T30">Oracle</text:span></text:a><text:span text:style-name="T17">. В частности, </text:span><text:a xlink:type="simple" xlink:href="https://ru.wikipedia.org/wiki/Система_управления_базами_данных" text:style-name="Internet_20_link" text:visited-style-name="Visited_20_Internet_20_Link"><text:span text:style-name="T30">СУБД</text:span></text:a><text:span text:style-name="T17"> </text:span><text:a xlink:type="simple" xlink:href="https://ru.wikipedia.org/wiki/Oracle_Database" text:style-name="Internet_20_link" text:visited-style-name="Visited_20_Internet_20_Link"><text:span text:style-name="T30">Oracle Database</text:span></text:a><text:span text:style-name="T17"> включает JVM как свою составную часть, обеспечивающую возможность непосредственного программирования СУБД на языке Java, включая, например, </text:span><text:a xlink:type="simple" xlink:href="https://ru.wikipedia.org/wiki/Хранимая_процедура" text:style-name="Internet_20_link" text:visited-style-name="Visited_20_Internet_20_Link"><text:span text:style-name="T30">хранимые процедуры</text:span></text:a></text:p>
      <text:p text:style-name="P36"><text:span text:style-name="T17">Программы, написанные на Java, имеют репутацию более медленных и занимающих больше оперативной памяти, чем написанные на языке C. Тем не менее, скорость выполнения программ, написанных на языке Java, была существенно улучшена с выпуском в 1997—1998 годах так называемого JIT-компилятора в версии 1.1 в дополнение к другим особенностям языка для поддержки лучшего анализа кода (такие, как внутренние классы, класс StringBuffer, упрощенные логические вычисления и т. д.). Кроме того, была произведена оптимизация виртуальной машины Java — с 2000 года для этого используется виртуальная машина </text:span><text:a xlink:type="simple" xlink:href="https://ru.wikipedia.org/wiki/HotSpot" text:style-name="Internet_20_link" text:visited-style-name="Visited_20_Internet_20_Link"><text:span text:style-name="T30">HotSpot</text:span></text:a><text:span text:style-name="T17">. По состоянию на февраль 2012 года, код Java 7 приблизительно в 1.8 раза медленнее кода, написанного на языке Си.</text:span></text:p>
      <text:p text:style-name="P36"><text:span text:style-name="T17">Некоторые платформы предлагают аппаратную поддержку выполнения для Java[</text:span><text:a xlink:type="simple" xlink:href="https://ru.wikipedia.org/wiki/Википедия:Ссылки_на_источники" text:style-name="Internet_20_link" text:visited-style-name="Visited_20_Internet_20_Link"><text:span text:style-name="T32">источник не указан 2422 дня</text:span></text:a><text:span text:style-name="T17">. К примеру, микроконтроллеры, выполняющие код Java на аппаратном обеспечении вместо программной JVM, а также основанные на ARM процессоры, которые поддерживают выполнение байткода Java через опцию Jazelle.</text:span></text:p>
      <text:h text:style-name="P19" text:outline-level="2"><text:bookmark text:name="Основные_возможности"/><text:span text:style-name="T36">Основные возможности</text:span><text:span text:style-name="T37">:</text:span></text:h>
      <text:list xml:id="list7834129835845565725" text:style-name="L4">
        <text:list-item>
          <text:p text:style-name="P68"><text:a xlink:type="simple" xlink:href="https://ru.wikipedia.org/wiki/Сборка_мусора_(программирование)" text:style-name="Internet_20_link" text:visited-style-name="Visited_20_Internet_20_Link"><text:span text:style-name="T30">автоматическое управление памятью</text:span></text:a><text:span text:style-name="T17">;</text:span></text:p>
        </text:list-item>
        <text:list-item>
          <text:p text:style-name="P69">расширенные возможности обработки исключительных ситуаций;</text:p>
        </text:list-item>
        <text:list-item>
          <text:p text:style-name="P69"><text:soft-page-break/>богатый набор средств фильтрации ввода-вывода;</text:p>
        </text:list-item>
        <text:list-item>
          <text:p text:style-name="P68"><text:span text:style-name="T17">набор стандартных коллекций: </text:span><text:a xlink:type="simple" xlink:href="https://ru.wikipedia.org/wiki/Индексный_массив" text:style-name="Internet_20_link" text:visited-style-name="Visited_20_Internet_20_Link"><text:span text:style-name="T30">массив</text:span></text:a><text:span text:style-name="T17">, </text:span><text:a xlink:type="simple" xlink:href="https://ru.wikipedia.org/wiki/Список_(информатика)" text:style-name="Internet_20_link" text:visited-style-name="Visited_20_Internet_20_Link"><text:span text:style-name="T30">список</text:span></text:a><text:span text:style-name="T17">, </text:span><text:a xlink:type="simple" xlink:href="https://ru.wikipedia.org/wiki/Стек" text:style-name="Internet_20_link" text:visited-style-name="Visited_20_Internet_20_Link"><text:span text:style-name="T30">стек</text:span></text:a><text:span text:style-name="T17"> и т. п.;</text:span></text:p>
        </text:list-item>
        <text:list-item>
          <text:p text:style-name="P68"><text:span text:style-name="T17">наличие простых средств создания сетевых приложений (в том числе с использованием </text:span><text:a xlink:type="simple" xlink:href="https://ru.wikipedia.org/wiki/Сетевой_протокол" text:style-name="Internet_20_link" text:visited-style-name="Visited_20_Internet_20_Link"><text:span text:style-name="T30">протокола</text:span></text:a><text:span text:style-name="T17"> </text:span><text:a xlink:type="simple" xlink:href="https://ru.wikipedia.org/wiki/RMI" text:style-name="Internet_20_link" text:visited-style-name="Visited_20_Internet_20_Link"><text:span text:style-name="T30">RMI</text:span></text:a><text:span text:style-name="T17">);</text:span></text:p>
        </text:list-item>
        <text:list-item>
          <text:p text:style-name="P68"><text:span text:style-name="T17">наличие классов, позволяющих выполнять </text:span><text:a xlink:type="simple" xlink:href="https://ru.wikipedia.org/wiki/HTTP" text:style-name="Internet_20_link" text:visited-style-name="Visited_20_Internet_20_Link"><text:span text:style-name="T30">HTTP</text:span></text:a><text:span text:style-name="T17">-запросы и обрабатывать ответы;</text:span></text:p>
        </text:list-item>
        <text:list-item>
          <text:p text:style-name="P69">встроенные в язык средства создания многопоточных приложений, которые потом были портированы на многие языки (например, python);</text:p>
        </text:list-item>
        <text:list-item>
          <text:p text:style-name="P68"><text:span text:style-name="T17">унифицированный доступ к </text:span><text:a xlink:type="simple" xlink:href="https://ru.wikipedia.org/wiki/База_данных" text:style-name="Internet_20_link" text:visited-style-name="Visited_20_Internet_20_Link"><text:span text:style-name="T30">базам данных</text:span></text:a><text:span text:style-name="T17">:</text:span></text:p>
        </text:list-item>
      </text:list>
      <text:list xml:id="list6952376455634823303" text:style-name="L5">
        <text:list-item>
          <text:p text:style-name="P80"><text:span text:style-name="T17">на уровне отдельных </text:span><text:a xlink:type="simple" xlink:href="https://ru.wikipedia.org/wiki/SQL" text:style-name="Internet_20_link" text:visited-style-name="Visited_20_Internet_20_Link"><text:span text:style-name="T30">SQL</text:span></text:a><text:span text:style-name="T17">-запросов — на основе </text:span><text:a xlink:type="simple" xlink:href="https://ru.wikipedia.org/wiki/JDBC" text:style-name="Internet_20_link" text:visited-style-name="Visited_20_Internet_20_Link"><text:span text:style-name="T30">JDBC</text:span></text:a><text:span text:style-name="T17">, </text:span><text:a xlink:type="simple" xlink:href="https://ru.wikipedia.org/wiki/SQLJ" text:style-name="Internet_20_link" text:visited-style-name="Visited_20_Internet_20_Link"><text:span text:style-name="T30">SQLJ</text:span></text:a><text:span text:style-name="T17">;</text:span></text:p>
        </text:list-item>
        <text:list-item>
          <text:p text:style-name="P81"><text:span text:style-name="T17">на уровне концепции объектов, обладающих способностью к хранению в базе данных — на основе </text:span><text:a xlink:type="simple" xlink:href="https://ru.wikipedia.org/w/index.php?title=Java_Data_Objects&amp;action=edit&amp;redlink=1" text:style-name="Internet_20_link" text:visited-style-name="Visited_20_Internet_20_Link"><text:span text:style-name="T30">Java Data Objects</text:span></text:a><text:span text:style-name="T17"> (</text:span><text:a xlink:type="simple" xlink:href="https://en.wikipedia.org/wiki/Java_Data_Objects" text:style-name="Internet_20_link" text:visited-style-name="Visited_20_Internet_20_Link"><text:span text:style-name="T30">англ.</text:span></text:a><text:span text:style-name="T17">) и </text:span><text:a xlink:type="simple" xlink:href="https://ru.wikipedia.org/wiki/Java_Persistence_API" text:style-name="Internet_20_link" text:visited-style-name="Visited_20_Internet_20_Link"><text:span text:style-name="T30">Java Persistence API</text:span></text:a><text:span text:style-name="T17">;</text:span></text:p>
        </text:list-item>
      </text:list>
      <text:list xml:id="list6143381061754332470" text:style-name="L6">
        <text:list-item>
          <text:p text:style-name="P70">поддержка обобщений (начиная с версии 1.5);</text:p>
        </text:list-item>
        <text:list-item>
          <text:p text:style-name="P70">поддержка лямбд, замыканий, встроенные возможности функционального программирования (с 1.8);</text:p>
        </text:list-item>
        <text:list-item>
          <text:p text:style-name="P70">множество вариантов реализации многопоточных программ</text:p>
        </text:list-item>
      </text:list>
      <text:p text:style-name="P59"/>
      <text:p text:style-name="P17"/>
      <text:p text:style-name="P14"/>
      <text:p text:style-name="P10"/>
      <text:list xml:id="list33252582" text:continue-list="list1423885469913221114" text:style-name="WWNum20">
        <text:list-item>
          <text:p text:style-name="P79">Знакомство с программой Telegram и библиотекой для создания собственных ботов.</text:p>
          <text:p text:style-name="P77"/>
        </text:list-item>
      </text:list>
      <text:p text:style-name="P50"><text:span text:style-name="T27">Telegram — </text:span><text:a xlink:type="simple" xlink:href="https://ru.wikipedia.org/wiki/Кроссплатформенность" text:style-name="Internet_20_link" text:visited-style-name="Visited_20_Internet_20_Link"><text:span text:style-name="T33">кроссплатформенный</text:span></text:a><text:span text:style-name="T27"> </text:span><text:a xlink:type="simple" xlink:href="https://ru.wikipedia.org/wiki/Система_мгновенного_обмена_сообщениями" text:style-name="Internet_20_link" text:visited-style-name="Visited_20_Internet_20_Link"><text:span text:style-name="T33">мессенджер</text:span></text:a><text:span text:style-name="T27">, позволяющий обмениваться сообщениями и медиафайлами многих форматов</text:span><text:span text:style-name="T27">. Используются </text:span><text:a xlink:type="simple" xlink:href="https://ru.wikipedia.org/wiki/Проприетарное_программное_обеспечение" text:style-name="Internet_20_link" text:visited-style-name="Visited_20_Internet_20_Link"><text:span text:style-name="T33">проприетарная</text:span></text:a><text:span text:style-name="T27"> серверная часть c </text:span><text:a xlink:type="simple" xlink:href="https://ru.wikipedia.org/wiki/Закрытый_исходный_код" text:style-name="Internet_20_link" text:visited-style-name="Visited_20_Internet_20_Link"><text:span text:style-name="T33">закрытым кодом</text:span></text:a><text:span text:style-name="T27">, работающая на мощностях нескольких компаний США и Германии, финансируемых </text:span><text:a xlink:type="simple" xlink:href="https://ru.wikipedia.org/wiki/Дуров,_Павел_Валерьевич" text:style-name="Internet_20_link" text:visited-style-name="Visited_20_Internet_20_Link"><text:span text:style-name="T33">Павлом Дуровым</text:span></text:a><text:span text:style-name="T27"> в объёме порядка 13 млн долларов США ежегодно</text:span><text:span text:style-name="T27">, и несколько клиентов с открытым исходным кодом, в том числе под лицензией </text:span><text:a xlink:type="simple" xlink:href="https://ru.wikipedia.org/wiki/GNU_General_Public_License" text:style-name="Internet_20_link" text:visited-style-name="Visited_20_Internet_20_Link"><text:span text:style-name="T33">GNU GPL</text:span></text:a><text:span text:style-name="T27">.</text:span></text:p>
      <text:p text:style-name="P36"><text:span text:style-name="T18">Количество ежемесячных активных пользователей сервиса по состоянию на конец марта 2018 года составляет более 200 млн человек</text:span><text:bookmark text:name="cite_ref-6"/><text:a xlink:type="simple" xlink:href="https://ru.wikipedia.org/wiki/Telegram#cite_note-6" text:style-name="Internet_20_link" text:visited-style-name="Visited_20_Internet_20_Link"><text:span text:style-name="T29">[</text:span></text:a><text:span text:style-name="T18">. В августе </text:span><text:a xlink:type="simple" xlink:href="https://ru.wikipedia.org/wiki/2017_год" text:style-name="Internet_20_link" text:visited-style-name="Visited_20_Internet_20_Link"><text:span text:style-name="T29">2017 года</text:span></text:a><text:span text:style-name="T18"> в своем Telegram-канале Павел Дуров сообщил, что количество пользователей увеличивается на более чем 600 тысяч ежедневно</text:span><text:span text:style-name="T18">.</text:span></text:p>
      <text:p text:style-name="P36"><text:span text:style-name="T18">По данным исследовательского холдинга Romir на февраль 2018 года, в среднем пользователи Telegram в России тратят на него 10-11 минут в день. Самая большая доля пользователей приходится на россиян в возрасте 18-24 лет. В Москве Telegram в два раза популярнее, чем в России в целом, особенно среди аудитории от 35 до 44 лет</text:span><text:span text:style-name="T18">.</text:span></text:p>
      <text:p text:style-name="P36"><text:span text:style-name="T18">Помимо стандартного обмена сообщениями в диалогах и группах, в мессенджере можно хранить неограниченное количество файлов (</text:span><text:a xlink:type="simple" xlink:href="https://ru.wikipedia.org/wiki/Telegram#Сохранённые_сообщения_(избранное)" text:style-name="Internet_20_link" text:visited-style-name="Visited_20_Internet_20_Link"><text:span text:style-name="T29">→</text:span></text:a><text:span text:style-name="T18">), вести каналы (микроблоги) (</text:span><text:a xlink:type="simple" xlink:href="https://ru.wikipedia.org/wiki/Telegram#Каналы" text:style-name="Internet_20_link" text:visited-style-name="Visited_20_Internet_20_Link"><text:span text:style-name="T29">→</text:span></text:a><text:span text:style-name="T18">), создавать и использовать ботов (</text:span><text:a xlink:type="simple" xlink:href="https://ru.wikipedia.org/wiki/Telegram#Боты" text:style-name="Internet_20_link" text:visited-style-name="Visited_20_Internet_20_Link"><text:span text:style-name="T29">→</text:span></text:a><text:span text:style-name="T18">).</text:span></text:p>
      <text:p text:style-name="P36"><text:span text:style-name="T18">C 16 апреля 2018 года на использование мессенджера на территории </text:span><text:a xlink:type="simple" xlink:href="https://ru.wikipedia.org/wiki/Россия" text:style-name="Internet_20_link" text:visited-style-name="Visited_20_Internet_20_Link"><text:span text:style-name="T29">России</text:span></text:a><text:span text:style-name="T18"> наложены ограничения</text:span></text:p>
      <text:p text:style-name="P50"><text:span text:style-name="T27">Проект создан </text:span><text:a xlink:type="simple" xlink:href="https://ru.wikipedia.org/wiki/Дуров,_Павел_Валерьевич" text:style-name="Internet_20_link" text:visited-style-name="Visited_20_Internet_20_Link"><text:span text:style-name="T33">Павлом Дуровым</text:span></text:a><text:span text:style-name="T27">, основателем социальной сети «</text:span><text:a xlink:type="simple" xlink:href="https://ru.wikipedia.org/wiki/ВКонтакте" text:style-name="Internet_20_link" text:visited-style-name="Visited_20_Internet_20_Link"><text:span text:style-name="T33">ВКонтакте</text:span></text:a><text:span text:style-name="T27">». В интервью </text:span><text:a xlink:type="simple" xlink:href="https://ru.wikipedia.org/wiki/The_New_York_Times" text:style-name="Internet_20_link" text:visited-style-name="Visited_20_Internet_20_Link"><text:span text:style-name="T33">The New York Times</text:span></text:a><text:span text:style-name="T27"> Павел рассказал</text:span><text:span text:style-name="T27">, что первоначальная идея приложения пришла ему ещё в 2011, когда к его двери приходили </text:span><text:a xlink:type="simple" xlink:href="https://ru.wikipedia.org/wiki/Спецназ" text:style-name="Internet_20_link" text:visited-style-name="Visited_20_Internet_20_Link"><text:span text:style-name="T33">спецназовцы</text:span></text:a><text:span text:style-name="T27">. Когда последние всё-таки ушли, Дуров сразу же написал своему брату Николаю. Тогда же он и осознал, что у него нет безопасного способа коммуникации с братом. Сервис построен на технологии шифрования </text:span><text:soft-page-break/><text:span text:style-name="T27">переписки </text:span><text:a xlink:type="simple" xlink:href="https://ru.wikipedia.org/wiki/MTProto" text:style-name="Internet_20_link" text:visited-style-name="Visited_20_Internet_20_Link"><text:span text:style-name="T33">MTProto</text:span></text:a><text:span text:style-name="T27">, разработанной братом Павла — Николаем</text:span><text:span text:style-name="T27">. Сам «Telegram» изначально был экспериментом принадлежащей Павлу компании </text:span><text:a xlink:type="simple" xlink:href="https://ru.wikipedia.org/wiki/Digital_Fortress" text:style-name="Internet_20_link" text:visited-style-name="Visited_20_Internet_20_Link"><text:span text:style-name="T33">Digital Fortress</text:span></text:a><text:span text:style-name="T27"> с целью протестировать MTProto на больших нагрузках</text:span><text:span text:style-name="T27">.</text:span></text:p>
      <text:p text:style-name="P36"><text:span text:style-name="T18">14 августа 2013 года представлен первый клиент Telegram для устройств на платформе </text:span><text:a xlink:type="simple" xlink:href="https://ru.wikipedia.org/wiki/IOS" text:style-name="Internet_20_link" text:visited-style-name="Visited_20_Internet_20_Link"><text:span text:style-name="T29">iOS</text:span></text:a><text:span text:style-name="T18">.</text:span></text:p>
      <text:p text:style-name="P36"><text:span text:style-name="T18">22 августа 2013 года один из участников конкурса Durov’s Android Challenge написал и выложил в открытый доступ первое приложение для операционной системы </text:span><text:a xlink:type="simple" xlink:href="https://ru.wikipedia.org/wiki/Android" text:style-name="Internet_20_link" text:visited-style-name="Visited_20_Internet_20_Link"><text:span text:style-name="T29">Android</text:span></text:a><text:span text:style-name="T18">, совместимое с Telegram (использует тот же протокол MTProto)</text:span><text:span text:style-name="T18">.</text:span></text:p>
      <text:p text:style-name="P36"><text:span text:style-name="T18">В октябре у проекта открылся веб-сайт и была представлена официальная версия Telegram под Android с открытым исходным кодом (GPL2)</text:span><text:span text:style-name="T18">. Предыдущая версия программы доступна под названием «Unofficial Telegram S»</text:span><text:span text:style-name="T18">.</text:span></text:p>
      <text:p text:style-name="P36"><text:span text:style-name="T18">7 ноября 2013 года появились сторонние клиенты сервиса для Windows и macOS с ограниченным функционалом. Также был разработан концепт веб-версии клиента</text:span><text:span text:style-name="T18">.</text:span></text:p>
      <text:p text:style-name="P36"><text:span text:style-name="T18">В ноябре у программы насчитывалось, по данным «TJournal», около 1 миллиона установок</text:span><text:span text:style-name="T18">.</text:span></text:p>
      <text:p text:style-name="P36"><text:span text:style-name="T18">В январе 2014 года вышла неофициальная веб-версия Webogram от бывшего разработчика </text:span><text:a xlink:type="simple" xlink:href="https://ru.wikipedia.org/wiki/ВКонтакте" text:style-name="Internet_20_link" text:visited-style-name="Visited_20_Internet_20_Link"><text:span text:style-name="T29">ВКонтакте</text:span></text:a><text:span text:style-name="T18"> Игоря Жукова.</text:span></text:p>
      <text:p text:style-name="P36"><text:span text:style-name="T18">21 июля 2014 года в </text:span><text:a xlink:type="simple" xlink:href="https://ru.wikipedia.org/wiki/App_Store" text:style-name="Internet_20_link" text:visited-style-name="Visited_20_Internet_20_Link"><text:span text:style-name="T29">App Store</text:span></text:a><text:span text:style-name="T18"> появилось приложение </text:span><text:a xlink:type="simple" xlink:href="https://ru.wikipedia.org/wiki/Telegram#Telegram_HD" text:style-name="Internet_20_link" text:visited-style-name="Visited_20_Internet_20_Link"><text:span text:style-name="T29">Telegram HD</text:span></text:a><text:span text:style-name="T18"> для </text:span><text:a xlink:type="simple" xlink:href="https://ru.wikipedia.org/wiki/IPhone" text:style-name="Internet_20_link" text:visited-style-name="Visited_20_Internet_20_Link"><text:span text:style-name="T29">iPhone</text:span></text:a><text:span text:style-name="T18"> и </text:span><text:a xlink:type="simple" xlink:href="https://ru.wikipedia.org/wiki/IPad" text:style-name="Internet_20_link" text:visited-style-name="Visited_20_Internet_20_Link"><text:span text:style-name="T29">iPad</text:span></text:a><text:span text:style-name="T18">, которое загрузила компания Telegram Messenger LLP</text:span><text:span text:style-name="T18">.</text:span></text:p>
      <text:p text:style-name="P36"><text:span text:style-name="T18">Новое приложение получило специальную версию для </text:span><text:a xlink:type="simple" xlink:href="https://ru.wikipedia.org/wiki/Apple_iPad" text:style-name="Internet_20_link" text:visited-style-name="Visited_20_Internet_20_Link"><text:span text:style-name="T29">Apple iPad</text:span></text:a><text:span text:style-name="T18">, улучшило поддержку видео и фотографий высокого разрешения, добавило возможность пересылки анимированных изображений в формате gif</text:span><text:span text:style-name="T18">. На официальном сайте мессенджера в качестве клиента для iOS указано именно это приложение.</text:span></text:p>
      <text:p text:style-name="P36"><text:span text:style-name="T18">15 октября 2014 года в Telegram была добавлена поддержка псевдонимов, по которым возможно связываться с пользователями, даже не зная их телефонного номера, а также запущен веб-клиент</text:span><text:span text:style-name="T18">.</text:span></text:p>
      <text:p text:style-name="P36"><text:span text:style-name="T18">2 января 2015 года в Telegram была добавлена поддержка </text:span><text:a xlink:type="simple" xlink:href="https://ru.wikipedia.org/wiki/Стикер" text:style-name="Internet_20_link" text:visited-style-name="Visited_20_Internet_20_Link"><text:span text:style-name="T29">стикеров</text:span></text:a><text:span text:style-name="T18">. Изначально в приложении 14 стикеров, но любой пользователь может модифицировать их или </text:span><text:soft-page-break/><text:span text:style-name="T18">добавить свои собственные. В отличие от многих приложений, в Telegram стикеры полностью бесплатные</text:span><text:span text:style-name="T18">.</text:span></text:p>
      <text:p text:style-name="P36"><text:span text:style-name="T18">В феврале 2016 года один из создателей Telegram Павел Дуров заявил, что мессенджером пользуются уже более 100 миллионов человек, при этом сервис доставляет около 15 миллиардов сообщений ежедневно. Ещё в сентябре 2015 года Telegram передавал 12 миллиардов посланий в день</text:span><text:span text:style-name="T18">.</text:span></text:p>
      <text:p text:style-name="P36"><text:span text:style-name="T18">В апреле 2016 года стало известно, что в мае 2015 года корпорация Google рассматривала возможность покупки мессенджера за более чем 1 млрд долларов США</text:span><text:span text:style-name="T18">.</text:span></text:p>
      <text:p text:style-name="P36"><text:span text:style-name="T18">В мае 2016 года появилась возможность редактирования отправленных сообщений. Внести изменения возможно в течение двух суток с момента отправки. В этом случае в сообщении появится специальная метка</text:span><text:span text:style-name="T18">.</text:span></text:p>
      <text:p text:style-name="P36"><text:span text:style-name="T18">22 ноября 2016 года разработчиками был запущен проект </text:span><text:a xlink:type="simple" xlink:href="https://ru.wikipedia.org/wiki/Telegraph_(издательский_сервис)" text:style-name="Internet_20_link" text:visited-style-name="Visited_20_Internet_20_Link"><text:span text:style-name="T29">Telegraph</text:span></text:a><text:span text:style-name="T18"> — </text:span><text:a xlink:type="simple" xlink:href="https://ru.wikipedia.org/wiki/Блог-платформа" text:style-name="Internet_20_link" text:visited-style-name="Visited_20_Internet_20_Link"><text:span text:style-name="T29">блог-платформа</text:span></text:a><text:span text:style-name="T18">, бесплатный издательский инструмент, который позволяет создавать публикации, обзоры, вставлять фотографии и все виды embedded-кода. Telegraph — гибрид блог-платформы, </text:span><text:a xlink:type="simple" xlink:href="https://ru.wikipedia.org/wiki/Система_мгновенного_обмена_сообщениями" text:style-name="Internet_20_link" text:visited-style-name="Visited_20_Internet_20_Link"><text:span text:style-name="T29">мессенджера</text:span></text:a><text:span text:style-name="T18"> и платишера (подобного </text:span><text:a xlink:type="simple" xlink:href="https://ru.wikipedia.org/wiki/Medium" text:style-name="Internet_20_link" text:visited-style-name="Visited_20_Internet_20_Link"><text:span text:style-name="T29">Medium</text:span></text:a><text:span text:style-name="T18">), с концепцией анонимных </text:span><text:a xlink:type="simple" xlink:href="https://ru.wikipedia.org/wiki/Имиджборд" text:style-name="Internet_20_link" text:visited-style-name="Visited_20_Internet_20_Link"><text:span text:style-name="T29">имиджборд</text:span></text:a><text:span text:style-name="T18">.</text:span></text:p>
      <text:p text:style-name="P36"><text:span text:style-name="T18">3 января 2017 года один из разработчиков добавил возможность удаления своих отправленных сообщений</text:span><text:span text:style-name="T18">. После удаления отправителем сообщения собеседник не сможет увидеть удалённое сообщение.</text:span></text:p>
      <text:p text:style-name="P36"><text:span text:style-name="T18">В марте 2017 года </text:span><text:a xlink:type="simple" xlink:href="https://ru.wikipedia.org/wiki/Соловей,_Валерий_Дмитриевич" text:style-name="Internet_20_link" text:visited-style-name="Visited_20_Internet_20_Link"><text:span text:style-name="T29">В. Д. Соловей</text:span></text:a><text:span text:style-name="T18"> со ссылкой на анонимный источник сообщил, что российские спецслужбы получили доступ к сообщениям пользователей и их архиву за три года. Павел Дуров назвал это заявление уткой</text:span><text:span text:style-name="T18">.</text:span></text:p>
      <text:p text:style-name="P36"><text:span text:style-name="T18">15 мая 2017 года стало известно о том, что десктопная версия Telegram получила возможность совершать звонки</text:span><text:span text:style-name="T18">.</text:span></text:p>
      <text:p text:style-name="P36"><text:span text:style-name="T18">16 мая 2017 года администрация Telegram заявила, что не будет предоставлять информацию российским госорганам</text:span><text:span text:style-name="T18">.</text:span></text:p>
      <text:p text:style-name="P36"><text:soft-page-break/><text:span text:style-name="T18">19 мая 2017 года вместе с новым обновлением в Telegram для iOS были убраны встроенные игры на </text:span><text:a xlink:type="simple" xlink:href="https://ru.wikipedia.org/wiki/HTML5" text:style-name="Internet_20_link" text:visited-style-name="Visited_20_Internet_20_Link"><text:span text:style-name="T29">HTML5</text:span></text:a><text:span text:style-name="T18">. По словам основателя мессенджера </text:span><text:a xlink:type="simple" xlink:href="https://ru.wikipedia.org/wiki/Дуров,_Павел_Валерьевич" text:style-name="Internet_20_link" text:visited-style-name="Visited_20_Internet_20_Link"><text:span text:style-name="T29">Павла Дурова</text:span></text:a><text:span text:style-name="T18">, представители </text:span><text:a xlink:type="simple" xlink:href="https://ru.wikipedia.org/wiki/App_Store" text:style-name="Internet_20_link" text:visited-style-name="Visited_20_Internet_20_Link"><text:span text:style-name="T29">App Store</text:span></text:a><text:span text:style-name="T18"> не одобрили публикацию новой версии мессенджера со встроенными играми, пригрозив команде Telegram удалением приложения из магазина</text:span><text:span text:style-name="T18">.</text:span></text:p>
      <text:p text:style-name="P36"><text:span text:style-name="T18">28 июня 2017 года </text:span><text:a xlink:type="simple" xlink:href="https://ru.wikipedia.org/wiki/Роскомнадзор" text:style-name="Internet_20_link" text:visited-style-name="Visited_20_Internet_20_Link"><text:span text:style-name="T29">Роскомнадзор</text:span></text:a><text:span text:style-name="T18"> внёс программу в «Реестр распространителей информации»</text:span><text:span text:style-name="T18">.</text:span></text:p>
      <text:p text:style-name="P36"><text:span text:style-name="T18">27 сентября 2017 года Дуров сообщил о поступившем 14 июля требовании </text:span><text:a xlink:type="simple" xlink:href="https://ru.wikipedia.org/wiki/Федеральная_служба_безопасности_Российской_Федерации" text:style-name="Internet_20_link" text:visited-style-name="Visited_20_Internet_20_Link"><text:span text:style-name="T29">ФСБ</text:span></text:a><text:span text:style-name="T18"> предоставить «информацию, необходимую для декодирования принимаемых, передаваемых, доставляемых и (или) обрабатываемых электронных сообщений», а также о последующем составлении административного протокола за невыполнение этого требования</text:span><text:span text:style-name="T18">.</text:span></text:p>
      <text:p text:style-name="P36"><text:span text:style-name="T18">11 октября 2017 года появилась обновлённая версия мессенджера Telegram для iOS и Android на русском языке, подготовленная при помощи новой платформы translations.telegram.org, с помощью которой интерфейс мессенджера переводился на украинский, французский, малайский и др. языки. Изменился также внешний вид медиаплеера и появилась возможность делиться своей геопозицией</text:span><text:span text:style-name="T18">.</text:span></text:p>
      <text:p text:style-name="P36"><text:span text:style-name="T18">Примером отношения российских органов безопасности к мессенджеру может быть такой факт: 16 октября 2017 года Мещанский районный суд Москвы оштрафовал Telegram на 800 тысяч рублей за отказ предоставить ФСБ информацию для декодирования сообщений в отношении 6 номеров, которые используют данный мессенджер</text:span><text:span text:style-name="T18">. Комментируя ситуацию, Павел Дуров заявил, что считает требования ФСБ по Telegram противоречащими Конституции РФ, и попросил юристов, желающих заняться вопросом, связаться с ним</text:span><text:bookmark text:name="cite_ref-35"/><text:a xlink:type="simple" xlink:href="https://ru.wikipedia.org/wiki/Telegram#cite_note-35" text:style-name="Internet_20_link" text:visited-style-name="Visited_20_Internet_20_Link"><text:span text:style-name="T29">[</text:span></text:a><text:span text:style-name="T18">.</text:span></text:p>
      <text:p text:style-name="P36"><text:span text:style-name="T18">В ноябре 2017 года Telegram-канал впервые был заблокирован по причине аудиопиратства</text:span><text:span text:style-name="T18">.</text:span></text:p>
      <text:p text:style-name="P36"><text:span text:style-name="T18">20 марта 2018 года </text:span><text:a xlink:type="simple" xlink:href="https://ru.wikipedia.org/wiki/Верховный_суд_Российской_Федерации" text:style-name="Internet_20_link" text:visited-style-name="Visited_20_Internet_20_Link"><text:span text:style-name="T29">Верховный суд России</text:span></text:a><text:span text:style-name="T18"> признал законным требование </text:span><text:a xlink:type="simple" xlink:href="https://ru.wikipedia.org/wiki/Федеральная_служба_безопасности_Российской_Федерации" text:style-name="Internet_20_link" text:visited-style-name="Visited_20_Internet_20_Link"><text:span text:style-name="T29">ФСБ</text:span></text:a><text:span text:style-name="T18"> предоставить ключи для расшифровки переписки Telegram</text:span><text:span text:style-name="T18">. В тот же день </text:span><text:a xlink:type="simple" xlink:href="https://ru.wikipedia.org/wiki/Федеральная_служба_по_надзору_в_сфере_связи,_информационных_технологий_и_массовых_коммуникаций" text:style-name="Internet_20_link" text:visited-style-name="Visited_20_Internet_20_Link"><text:span text:style-name="T29">Роскомнадзор</text:span></text:a><text:span text:style-name="T18">уведомил Telegram о необходимости исполнения </text:span><text:soft-page-break/><text:span text:style-name="T18">требований закона о предоставлении информации ФСБ России. Если в течение 15 дней Telegram не предоставит ключи шифрования ФСБ, он может быть заблокирован на территории России</text:span><text:span text:style-name="T18">. Создатель мессенджера заявил об отказе выдавать ФСБ ключи шифрования переписки в Telegram</text:span><text:span text:style-name="T18">.</text:span></text:p>
      <text:p text:style-name="P54"><text:span text:style-name="T18">«Угрозы заблокировать Telegram, если мы не выдадим частные данные пользователей, ни к чему не приведут. Telegram защищает свободу и конфиденциальность». — </text:span><text:a xlink:type="simple" xlink:href="https://ru.wikipedia.org/wiki/Павел_Дуров" text:style-name="Internet_20_link" text:visited-style-name="Visited_20_Internet_20_Link"><text:span text:style-name="T29">Павел Дуров</text:span></text:a></text:p>
      <text:p text:style-name="P36"><text:span text:style-name="T18">29 марта 2018 года произошел сбой в работе мессенджера. Проблема затронула как приложение, так и веб-клиент. По словам представителей компании, проблема затронула жителей стран Европы, Среднего Востока и СНГ. Пользователи лишились возможности обмениваться сообщениями, делать записи в групповых чатах и каналах, а также совершать звонки. По словам Павла Дурова, причина заключается в отключении электричества в одном из дата-центров. По мнению </text:span><text:a xlink:type="simple" xlink:href="https://ru.wikipedia.org/wiki/Коммерсантъ" text:style-name="Internet_20_link" text:visited-style-name="Visited_20_Internet_20_Link"><text:span text:style-name="T29">Коммерсантъ</text:span></text:a><text:span text:style-name="T18">, резервные каналы, вероятно, не сработали из-за ошибок в конфигурации системы</text:span></text:p>
      <text:p text:style-name="P51"><text:span text:style-name="T34">Для мессенджера был создан протокол </text:span><text:a xlink:type="simple" xlink:href="https://ru.wikipedia.org/wiki/MTProto" text:style-name="Internet_20_link" text:visited-style-name="Visited_20_Internet_20_Link"><text:span text:style-name="T43">MTProto</text:span></text:a><text:span text:style-name="T34">, предполагающий использование нескольких протоколов шифрования. При авторизации и аутентификации используются алгоритмы </text:span><text:a xlink:type="simple" xlink:href="https://ru.wikipedia.org/wiki/RSA" text:style-name="Internet_20_link" text:visited-style-name="Visited_20_Internet_20_Link"><text:span text:style-name="T43">RSA-2048</text:span></text:a><text:span text:style-name="T34">, </text:span><text:a xlink:type="simple" xlink:href="https://ru.wikipedia.org/wiki/Протокол_Диффи_—_Хеллмана" text:style-name="Internet_20_link" text:visited-style-name="Visited_20_Internet_20_Link"><text:span text:style-name="T43">DH</text:span></text:a><text:span text:style-name="T34">-2048 для шифрования</text:span><text:span text:style-name="T34">, при передаче сообщений протокола в сеть они шифруются </text:span><text:a xlink:type="simple" xlink:href="https://ru.wikipedia.org/wiki/Advanced_Encryption_Standard" text:style-name="Internet_20_link" text:visited-style-name="Visited_20_Internet_20_Link"><text:span text:style-name="T43">AES</text:span></text:a><text:span text:style-name="T34"> с ключом, известным клиенту и серверу. Также применяются криптографические </text:span><text:a xlink:type="simple" xlink:href="https://ru.wikipedia.org/wiki/Хеширование" text:style-name="Internet_20_link" text:visited-style-name="Visited_20_Internet_20_Link"><text:span text:style-name="T43">хеш-алгоритмы</text:span></text:a><text:span text:style-name="T34"> </text:span><text:a xlink:type="simple" xlink:href="https://ru.wikipedia.org/wiki/SHA-1" text:style-name="Internet_20_link" text:visited-style-name="Visited_20_Internet_20_Link"><text:span text:style-name="T43">SHA-1</text:span></text:a><text:span text:style-name="T34"> и </text:span><text:a xlink:type="simple" xlink:href="https://ru.wikipedia.org/wiki/MD5" text:style-name="Internet_20_link" text:visited-style-name="Visited_20_Internet_20_Link"><text:span text:style-name="T43">MD5</text:span></text:a><text:span text:style-name="T34">.</text:span></text:p>
      <text:p text:style-name="P36"><text:span text:style-name="T17">C 8 октября 2013 года в мессенджере появился режим </text:span><text:span text:style-name="T25">«секретных» чатов</text:span><text:span text:style-name="T17"> (</text:span><text:span text:style-name="T26">Secret Chats</text:span><text:span text:style-name="T17">). Этот режим реализует шифрование, при котором лишь отправитель и получатель обладают общим ключом (end-to-end шифрование), с применением алгоритма AES-256 в режиме </text:span><text:span text:style-name="T25">IGE</text:span><text:span text:style-name="T17"> (</text:span><text:a xlink:type="simple" xlink:href="https://ru.wikipedia.org/wiki/Английский_язык" text:style-name="Internet_20_link" text:visited-style-name="Visited_20_Internet_20_Link"><text:span text:style-name="T30">англ.</text:span></text:a><text:span text:style-name="T17"> </text:span><text:span text:style-name="T26">Infinite Garble Extension</text:span><text:span text:style-name="T17">) для пересылаемых сообщений</text:span><text:span text:style-name="T17">. В отличие от обычного режима, сообщения в секретных чатах не расшифровываются сервером, история переписки сохраняется лишь на тех двух устройствах, на которых был создан чат.</text:span></text:p>
      <text:p text:style-name="P36"><text:soft-page-break/><text:span text:style-name="T17">При обмене файлами можно как отправить файлы с устройства, так и искать медиаконтент в интернете, в том случае, если используется мобильная версия для iOS или Android. Размер передаваемых файлов ограничен 1,5 </text:span><text:a xlink:type="simple" xlink:href="https://ru.wikipedia.org/wiki/Гигабайт" text:style-name="Internet_20_link" text:visited-style-name="Visited_20_Internet_20_Link"><text:span text:style-name="T30">Гб</text:span></text:a><text:span text:style-name="T17">. Программа использует систему докачки файлов после обрыва связи.</text:span></text:p>
      <text:p text:style-name="P41"><text:span text:style-name="T17">Существует возможность изменять форматирование текста, делая его: </text:span><text:span text:style-name="T21">жирным</text:span><text:span text:style-name="T17">, </text:span><text:span text:style-name="T25">курсивом</text:span><text:span text:style-name="T17"> и </text:span><text:span text:style-name="Source_20_Text"><text:span text:style-name="T19">моноширинным</text:span></text:span><text:span text:style-name="T17">. Кроме этого с помощью специального бота можно проверять орфографию</text:span><text:span text:style-name="T17">.</text:span></text:p>
      <text:p text:style-name="P36"><text:span text:style-name="T17">В 2018 году в версии 4.8 для </text:span><text:a xlink:type="simple" xlink:href="https://ru.wikipedia.org/wiki/Android" text:style-name="Internet_20_link" text:visited-style-name="Visited_20_Internet_20_Link"><text:span text:style-name="T30">Android</text:span></text:a><text:span text:style-name="T17"> были введены новшества: просмотр видео параллельно с загрузкой файлов и автоматическая ночная тема, которая включается в позднее время суток, при недостаточном освещении или при заряде аккумулятора менее 25 %</text:span><text:span text:style-name="T17">.</text:span></text:p>
      <text:p text:style-name="P33">Вся функциональность в Telegram разделена на вкладки. Каждая вкладка оформляется в виде чата. В Telegram есть 5 видов таких чатов:</text:p>
      <text:list xml:id="list8370442496100768356" text:style-name="L7">
        <text:list-item>
          <text:p text:style-name="P71">диалоги;</text:p>
        </text:list-item>
        <text:list-item>
          <text:p text:style-name="P74">группы;</text:p>
        </text:list-item>
        <text:list-item>
          <text:p text:style-name="P74">сохранённые сообщения;</text:p>
        </text:list-item>
        <text:list-item>
          <text:p text:style-name="P74">каналы;</text:p>
        </text:list-item>
        <text:list-item>
          <text:p text:style-name="P74">чаты с ботами.</text:p>
        </text:list-item>
      </text:list>
      <text:p text:style-name="P51"><text:span text:style-name="T39">При помощи специального </text:span><text:a xlink:type="simple" xlink:href="https://ru.wikipedia.org/wiki/API" text:style-name="Internet_20_link" text:visited-style-name="Visited_20_Internet_20_Link"><text:span text:style-name="T41">API</text:span></text:a><text:span text:style-name="T39"> сторонние разработчики могут создавать «</text:span><text:a xlink:type="simple" xlink:href="https://ru.wikipedia.org/wiki/Бот_(программа)" text:style-name="Internet_20_link" text:visited-style-name="Visited_20_Internet_20_Link"><text:span text:style-name="T41">боты</text:span></text:a><text:span text:style-name="T39">», специальные аккаунты, управляемые программами</text:span><text:bookmark text:name="cite_ref-52"/><text:a xlink:type="simple" xlink:href="https://ru.wikipedia.org/wiki/Telegram#cite_note-52" text:style-name="Internet_20_link" text:visited-style-name="Visited_20_Internet_20_Link">[52]</text:a><text:bookmark text:name="cite_ref-53"/><text:a xlink:type="simple" xlink:href="https://ru.wikipedia.org/wiki/Telegram#cite_note-53" text:style-name="Internet_20_link" text:visited-style-name="Visited_20_Internet_20_Link">[53]</text:a><text:span text:style-name="T39">. Типичные боты отвечают на специальные команды в персональных и групповых чатах, также они могут осуществлять поиск в интернете или выполнять иные задачи, применяются в развлекательных целях или в бизнесе.</text:span></text:p>
      <text:p text:style-name="P36"><text:span text:style-name="T38">В сентябре 2015 года Павел Дуров заявил о скором появлении возможностей монетизации и размещения рекламы в ботах</text:span><text:bookmark text:name="cite_ref-54"/><text:a xlink:type="simple" xlink:href="https://ru.wikipedia.org/wiki/Telegram#cite_note-54" text:style-name="Internet_20_link" text:visited-style-name="Visited_20_Internet_20_Link">[54]</text:a><text:bookmark text:name="cite_ref-55"/><text:a xlink:type="simple" xlink:href="https://ru.wikipedia.org/wiki/Telegram#cite_note-55" text:style-name="Internet_20_link" text:visited-style-name="Visited_20_Internet_20_Link">[55]</text:a><text:span text:style-name="T38">.</text:span></text:p>
      <text:p text:style-name="P36"><text:span text:style-name="T38">18 мая 2017 года для ботов было представлено платёжное API</text:span><text:bookmark text:name="cite_ref-56"/><text:a xlink:type="simple" xlink:href="https://ru.wikipedia.org/wiki/Telegram#cite_note-56" text:style-name="Internet_20_link" text:visited-style-name="Visited_20_Internet_20_Link"><text:span text:style-name="T40">[56]</text:span></text:a><text:span text:style-name="T38">. Чтобы пользователи могли протестировать эту функцию, командой Telegram был создан </text:span><text:soft-page-break/><text:span text:style-name="T38">тестовый бот, который предлагает купить «Машину времени» (деньги с пользователей не взимались).</text:span></text:p>
      <text:h text:style-name="P53" text:outline-level="1"><text:span text:style-name="T18">Telegram Bot API</text:span><text:span text:style-name="T17"> представляет из себя HTTP-интерфейс для работы с ботами в Telegram. Каждому боту при создании присваивается уникальный токен вида </text:span><text:span text:style-name="Source_20_Text"><text:span text:style-name="T44">123456:ABC-DEF1234ghIkl-zyx57W2v1u123ew11</text:span></text:span><text:span text:style-name="T17">. </text:span><text:span text:style-name="T52"> </text:span></text:h>
      <text:p text:style-name="P52"><text:span text:style-name="T17">Все запросы к Telegram Bot API должны осуществляться через HTTPS в следующем виде: </text:span><text:span text:style-name="Source_20_Text"><text:span text:style-name="T45">https://api.telegram.org/bot&lt;token&gt;/НАЗВАНИЕ_МЕТОДА</text:span></text:span><text:span text:style-name="T17">. Например:</text:span></text:p>
      <text:p text:style-name="P44"><text:span text:style-name="Source_20_Text"><text:span text:style-name="T45">https://api.telegram.org/bot123456:ABC-DEF1234ghIkl-zyx57W2v1u123ew11/getMe</text:span></text:span></text:p>
      <text:p text:style-name="P42"><text:span text:style-name="T17">Допускаются </text:span><text:span text:style-name="Strong_20_Emphasis"><text:span text:style-name="T21">GET</text:span></text:span><text:span text:style-name="T17"> и </text:span><text:span text:style-name="Strong_20_Emphasis"><text:span text:style-name="T21">POST</text:span></text:span><text:span text:style-name="T17"> запросы. Для передачи параметров в Bot API доступны 4 способа:</text:span></text:p>
      <text:list xml:id="list1398923830547294520" text:style-name="L8">
        <text:list-item>
          <text:p text:style-name="P72"><text:a xlink:type="simple" xlink:href="https://en.wikipedia.org/wiki/Query_string" text:style-name="Internet_20_link" text:visited-style-name="Visited_20_Internet_20_Link"><text:span text:style-name="T46">Запрос в URL</text:span></text:a></text:p>
        </text:list-item>
        <text:list-item>
          <text:p text:style-name="P75">application/x-www-form-urlencoded</text:p>
        </text:list-item>
        <text:list-item>
          <text:p text:style-name="P75">application/json (не подходит для загрузки файлов)</text:p>
        </text:list-item>
        <text:list-item>
          <text:p text:style-name="P75">multipart/form-data (для загрузки файлов)</text:p>
        </text:list-item>
      </text:list>
      <text:p text:style-name="P43"><text:span text:style-name="T17">Ответ придёт в виде JSON-объекта, в котором всегда будет булево поле </text:span><text:span text:style-name="Source_20_Text"><text:span text:style-name="T45">ok</text:span></text:span><text:span text:style-name="T17"> и опциональное строковое поле </text:span><text:span text:style-name="Source_20_Text"><text:span text:style-name="T45">description</text:span></text:span><text:span text:style-name="T17">, содержащее человекочитаемое описание результата. Если поле </text:span><text:span text:style-name="Source_20_Text"><text:span text:style-name="T45">ok</text:span></text:span><text:span text:style-name="T17">истинно, то запрос прошёл успешно и результат его выполнения можно увидеть в поле </text:span><text:span text:style-name="Source_20_Text"><text:span text:style-name="T45">result</text:span></text:span><text:span text:style-name="T17">. В случае ошибки поле </text:span><text:span text:style-name="Source_20_Text"><text:span text:style-name="T45">ok</text:span></text:span><text:span text:style-name="T17"> будет равно </text:span><text:span text:style-name="Source_20_Text"><text:span text:style-name="T45">false</text:span></text:span><text:span text:style-name="T17">, а причины ошибки будут описаны в поле </text:span><text:span text:style-name="Source_20_Text"><text:span text:style-name="T45">description</text:span></text:span><text:span text:style-name="T17">. Кроме того, в ответе будет целочисленное поле </text:span><text:span text:style-name="Source_20_Text"><text:span text:style-name="T45">error_code</text:span></text:span><text:span text:style-name="T17">, но коды ошибок будут изменены в будущем.</text:span></text:p>
      <text:p text:style-name="P76"/>
      <text:p text:style-name="P49"/>
      <text:p text:style-name="P61"/>
      <text:p text:style-name="P38"/>
      <text:p text:style-name="P40">3 Описание функционала бота</text:p>
      <text:p text:style-name="P39">Бот будет иметь кнопку сделаную в сервлете которая запускает работу бота. После успешного старта бота мы должны иметь возможность общаться с ботом в программе <text:span text:style-name="T48">Telegram. </text:span>В программе у нас будет несколько кнопок которые обозночают «Камень, ножницы, и бумагу». Мы должны выбрать что мы выбросим боту, а он в свою очередь случайным образом тоже должен выбросить комбинацию. </text:p>
      <text:p text:style-name="P39">После того как игрок и бот выбрали комбинации бот должен анализировать эти комбинации, рассчитать кто выиграл и вывести результат на экран.</text:p>
      <text:p text:style-name="P45"><text:s text:c="5"/>ЗАКЛЮЧЕНИЕ</text:p>
      <text:p text:style-name="P47"><text:s text:c="11"/><text:span text:style-name="T53">Проведена оценка современного состояния вопроса по разработке </text:span></text:p>
      <text:p text:style-name="P47"><text:span text:style-name="T55">ботов для программы </text:span><text:span text:style-name="T54">Telegram</text:span><text:span text:style-name="T53">: изучена аппаратная и программная составляющая </text:span><text:span text:style-name="T54">Telegram </text:span><text:span text:style-name="T55">ботов</text:span><text:span text:style-name="T54">.</text:span><text:span text:style-name="T53"> Отображены недостатки и сложности в области разработки ботов. На основе этого изучения выбрана наиболее предпочтительная модель по созданию бота. Внедрен удобный <text:s/>интерфейс пользователя, который предусматривает максимально простое и удобное управление. Целью написания данного бота, является не только привлечение максимального количества одноразовых пользователей, а <text:s/>и обеспечение максимально удобного интерфейса что-бы пользователи продолжали играть в данную игру. Данный бот реализует простую интеграцию игры «Камень, Ножницы, Бумага» в популярный на данный момент мессенджер </text:span><text:span text:style-name="T54">Telegram</text:span><text:span text:style-name="T55">. Рассмотрены особенности ботов на разных языках программирования и платформах. </text:span></text:p>
      <text:p text:style-name="P48"/>
      <text:h text:style-name="P37" text:outline-level="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h text:style-name="P37" text:outline-level="1">СПИСОК ИСПОЛЬЗУЕМОЙ ЛИТЕРАТУРЫ</text:h>
      <text:list xml:id="list5308650118744143289" text:style-name="L9">
        <text:list-item>
          <text:p text:style-name="P62"><text:a xlink:type="simple" xlink:href="https://ru.wikipedia.org/" text:style-name="Internet_20_link" text:visited-style-name="Visited_20_Internet_20_Link"><text:span text:style-name="T56">https://ru.wikipedia.org/</text:span></text:a></text:p>
        </text:list-item>
        <text:list-item>
          <text:p text:style-name="P62"><text:a xlink:type="simple" xlink:href="https://habrahabr.ru/" text:style-name="Internet_20_link" text:visited-style-name="Visited_20_Internet_20_Link"><text:span text:style-name="T56">https://habrahabr.ru/</text:span></text:a></text:p>
        </text:list-item>
        <text:list-item>
          <text:p text:style-name="P63">https://tlgrm.ru</text:p>
        </text:list-item>
        <text:list-item>
          <text:p text:style-name="P63"><text:a xlink:type="simple" xlink:href="https://www.youtube.com/" text:style-name="Internet_20_link" text:visited-style-name="Visited_20_Internet_20_Link">https://www.youtube.com/</text:a></text:p>
        </text:list-item>
        <text:list-item>
          <text:p text:style-name="P64"><text:span text:style-name="T47">https://javarush.ru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176cm" fo:orphans="2" fo:widows="2" fo:hyphenation-ladder-count="no-limit" style:writing-mode="lr-tb">
        <style:tab-stops>
          <style:tab-stop style:position="1.249cm"/>
        </style:tab-stops>
      </style:paragraph-properties>
      <style:text-properties style:use-window-font-color="true" style:font-name="Times New Roman" fo:font-size="12pt" style:font-name-asian="Times New Roman2" style:font-size-asian="12pt" style:font-name-complex="Times New Roman2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.212cm" fo:margin-bottom="0.212cm" fo:text-align="center" style:justify-single-word="false" text:number-lines="false" text:line-number="0"/>
      <style:text-properties fo:font-size="18pt" fo:font-style="italic" fo:font-weight="bold" style:font-size-asian="18pt" style:font-style-asian="italic" style:font-weight-asian="bold" style:font-name-complex="Mangal" style:font-size-complex="18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fo:line-height="200%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text-indent="0cm" style:auto-text-indent="false"/>
      <style:text-properties style:font-name="Times New Roman CYR" style:font-name-asian="Times New Roman CYR1" style:font-name-complex="Times New Roman CYR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дипломный_20_тест" style:display-name="дипломный тест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line-height="150%"/>
      <style:text-properties fo:font-size="14pt" fo:letter-spacing="0.004cm" style:font-size-asian="14pt" style:font-size-complex="14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ru" fo:country="RU" style:text-underline-style="solid" style:text-underline-width="auto" style:text-underline-color="font-color" style:language-asian="ru" style:country-asian="RU" style:language-complex="ru" style:country-complex="RU"/>
    </style:style>
    <style:style style:name="Numbering_20_Symbols" style:display-name="Numbering Symbols" style:family="text">
      <style:text-properties fo:font-size="14pt" fo:font-weight="normal" style:font-size-asian="14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1" fo:font-size="10pt" style:font-name-asian="Times New Roman2" style:font-size-asian="10pt" style:font-name-complex="Courier New2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ListLabel_20_1" style:display-name="ListLabel 1" style:family="text">
      <style:text-properties fo:font-size="14pt" fo:font-weight="normal" style:font-size-asian="14pt" style:font-weight-asian="normal" style:font-size-complex="14pt" style:font-weight-complex="normal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 style:font-weight-complex="normal"/>
    </style:style>
    <style:style style:name="ListLabel_20_3" style:display-name="ListLabel 3" style:family="text">
      <style:text-properties style:font-name-complex="Courier New2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start-value="3" text:display-levels="2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3.76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3" text:style-name="ListLabel_20_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5" style:num-prefix="2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1" text:start-value="3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3." style:num-format="1" text:start-value="2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3.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801cm" fo:margin-bottom="2cm" fo:margin-left="2.501cm" fo:margin-right="1cm" style:writing-mode="lr-tb" style:layout-grid-color="#c0c0c0" style:layout-grid-lines="42" style:layout-grid-base-height="0.369cm" style:layout-grid-ruby-height="0.26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7cm" fo:margin-bottom="2cm" fo:margin-left="2.501cm" fo:margin-right="1cm" style:writing-mode="lr-tb" style:layout-grid-color="#c0c0c0" style:layout-grid-lines="42" style:layout-grid-base-height="0.369cm" style:layout-grid-ruby-height="0.26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cm" fo:margin-left="0cm" fo:margin-right="0cm" fo:margin-bottom="1.19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0cm" fo:margin-bottom="2cm" fo:margin-left="2.501cm" fo:margin-right="1cm" style:writing-mode="lr-tb" style:layout-grid-color="#c0c0c0" style:layout-grid-lines="43" style:layout-grid-base-height="0.369cm" style:layout-grid-ruby-height="0.26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/text:p>
      </style:header>
    </style:master-page>
    <style:master-page style:name="First_20_Page" style:display-name="First Page" style:page-layout-name="Mpm2" style:next-style-name="Standard">
      <style:header>
        <text:p text:style-name="MP1"><text:page-number text:select-page="current"/></text:p>
        <text:p text:style-name="Header"/>
      </style:header>
    </style:master-page>
    <style:master-page style:name="Converted1" style:page-layout-name="Mpm1">
      <style:header>
        <text:p text:style-name="Header"><text:page-number text:select-page="current"/></text:p>
      </style:header>
    </style:master-page>
    <style:master-page style:name="Converted2" style:page-layout-name="Mpm3">
      <style:header>
        <text:p text:style-name="Header"><text:page-number text:select-page="current"/></text:p>
      </style:header>
    </style:master-page>
    <style:master-page style:name="Converted3" style:page-layout-name="Mpm4">
      <style:header>
        <text:p text:style-name="Header"><text:page-number text:select-page="current">4</text:page-number></text:p>
      </style:header>
    </style:master-page>
    <style:master-page style:name="Converted4" style:page-layout-name="Mpm1">
      <style:header>
        <text:p text:style-name="Header"><text:page-number text:select-page="current">9</text:page-number></text:p>
      </style:header>
    </style:master-page>
    <style:master-page style:name="Converted5" style:page-layout-name="Mpm4">
      <style:header>
        <text:p text:style-name="Header"/>
        <text:p text:style-name="Header"/>
        <text:p text:style-name="Header"><text:page-number text:select-page="current">19</text:page-number></text:p>
      </style:header>
    </style:master-page>
    <style:master-page style:name="Converted6" style:page-layout-name="Mpm1">
      <style:header>
        <text:p text:style-name="Header">2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editing-cycles>113</meta:editing-cycles>
    <meta:creation-date>2013-01-18T18:12:00</meta:creation-date>
    <dc:date>2018-06-01T13:05:10.93</dc:date>
    <meta:editing-duration>PT10H43M55S</meta:editing-duration>
    <meta:generator>OpenOffice/4.1.4$Win32 OpenOffice.org_project/414m5$Build-9788</meta:generator>
    <meta:document-statistic meta:table-count="0" meta:image-count="0" meta:object-count="0" meta:page-count="19" meta:paragraph-count="154" meta:word-count="3091" meta:character-count="23800"/>
    <meta:user-defined meta:name="AppVersion">12.0000</meta:user-defined>
    <meta:user-defined meta:name="Company">I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